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1" svg:font-family="Comfortaa"/>
    <style:font-face style:name="GFS Artemisia" svg:font-family="'GFS Artemisia'"/>
    <style:font-face style:name="Linux Biolinum O" svg:font-family="'Linux Biolinum O'"/>
    <style:font-face style:name="Cabin" svg:font-family="Cabin" style:font-pitch="variable"/>
    <style:font-face style:name="Comfortaa" svg:font-family="Comfortaa" style:font-pitch="variable"/>
    <style:font-face style:name="Latin Modern Roman" svg:font-family="'Latin Modern 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11.549cm" fo:min-width="18.5cm"/>
    </style:style>
    <style:style style:name="gr2" style:family="graphic" style:parent-style-name="standard">
      <style:graphic-properties svg:stroke-color="#000000" draw:fill-color="#ffffff" draw:textarea-horizontal-align="justify" draw:textarea-vertical-align="middle" draw:auto-grow-height="false" fo:min-height="1.349cm" fo:min-width="1.7cm"/>
    </style:style>
    <style:style style:name="gr3" style:family="graphic" style:parent-style-name="objectwithoutfill">
      <style:graphic-properties svg:stroke-width="0.028cm" svg:stroke-color="#cccc14" draw:marker-start-width="0.242cm" draw:marker-end="Symmetric_20_Arrow" draw:marker-end-width="0.342cm" draw:fill="none" draw:textarea-vertical-align="middle" fo:padding-top="0.139cm" fo:padding-bottom="0.139cm" fo:padding-left="0.264cm" fo:padding-right="0.264cm"/>
    </style:style>
    <style:style style:name="gr4" style:family="graphic" style:parent-style-name="objectwithoutfill">
      <style:graphic-properties svg:stroke-width="0.028cm" svg:stroke-color="#fa1414" draw:marker-start-width="0.242cm" draw:marker-end="Symmetric_20_Arrow" draw:marker-end-width="0.342cm" draw:fill="none" draw:textarea-vertical-align="middle" fo:padding-top="0.139cm" fo:padding-bottom="0.139cm" fo:padding-left="0.264cm" fo:padding-right="0.264cm"/>
    </style:style>
    <style:style style:name="gr5" style:family="graphic" style:parent-style-name="standard">
      <style:graphic-properties svg:stroke-color="#ffffff" draw:fill-color="#ffffff" draw:textarea-horizontal-align="justify" draw:textarea-vertical-align="middle" draw:auto-grow-height="false" fo:min-height="0.95cm" fo:min-width="3.523cm"/>
    </style:style>
    <style:style style:name="gr6" style:family="graphic" style:parent-style-name="standard">
      <style:graphic-properties svg:stroke-color="#000000" draw:fill-color="#ffffff" draw:textarea-horizontal-align="justify" draw:textarea-vertical-align="middle" draw:auto-grow-height="false" fo:min-height="1.55cm" fo:min-width="2.1cm"/>
    </style:style>
    <style:style style:name="gr7" style:family="graphic" style:parent-style-name="standard">
      <style:graphic-properties draw:stroke="dash" draw:stroke-dash="Dashed_20__28_var_29_" svg:stroke-width="0.028cm" svg:stroke-color="#0000c8" draw:marker-start-width="0.242cm" draw:marker-end="Arrow" draw:marker-end-width="0.242cm" draw:fill-color="#7da7d8" draw:textarea-vertical-align="middle" fo:padding-top="0.139cm" fo:padding-bottom="0.139cm" fo:padding-left="0.264cm" fo:padding-right="0.264cm"/>
    </style:style>
    <style:style style:name="gr8" style:family="graphic" style:parent-style-name="standard">
      <style:graphic-properties draw:stroke="dash" draw:stroke-dash="Dashed_20__28_var_29_" svg:stroke-width="0.028cm" svg:stroke-color="#0000c8" draw:marker-start-width="0.242cm" draw:marker-end-width="0.242cm" draw:textarea-vertical-align="middle" fo:padding-top="0.139cm" fo:padding-bottom="0.139cm" fo:padding-left="0.264cm" fo:padding-right="0.264cm"/>
    </style:style>
    <style:style style:name="gr9" style:family="graphic" style:parent-style-name="standard">
      <style:graphic-properties draw:stroke="none" svg:stroke-color="#000000" draw:fill="none" draw:fill-color="#ffffff" draw:auto-grow-height="true" draw:auto-grow-width="false" fo:max-height="0cm" fo:min-height="1.266cm"/>
    </style:style>
    <style:style style:name="gr10" style:family="graphic" style:parent-style-name="standard">
      <style:graphic-properties draw:stroke="none" svg:stroke-color="#000000" draw:fill="none" draw:fill-color="#ffffff" draw:auto-grow-height="true" draw:auto-grow-width="false" fo:max-height="0cm" fo:min-height="1.5cm"/>
    </style:style>
    <style:style style:name="gr11" style:family="graphic" style:parent-style-name="standard">
      <style:graphic-properties svg:stroke-color="#000000" draw:fill-color="#ffffff" draw:textarea-horizontal-align="justify" draw:textarea-vertical-align="middle" draw:auto-grow-height="false" fo:min-height="1.024cm" fo:min-width="0.914cm"/>
    </style:style>
    <style:style style:name="gr12" style:family="graphic" style:parent-style-name="standard">
      <style:graphic-properties svg:stroke-color="#111111" draw:fill-color="#ffffff" draw:textarea-horizontal-align="justify" draw:textarea-vertical-align="middle" draw:auto-grow-height="false" fo:min-height="1.349cm" fo:min-width="1.7cm"/>
    </style:style>
    <style:style style:name="gr13" style:family="graphic" style:parent-style-name="standard">
      <style:graphic-properties svg:stroke-width="0.028cm" svg:stroke-color="#111111" draw:marker-start-width="0.242cm" draw:marker-end="Arrow" draw:marker-end-width="0.242cm" draw:fill-color="#1c052e" draw:textarea-vertical-align="middle" fo:padding-top="0.139cm" fo:padding-bottom="0.139cm" fo:padding-left="0.264cm" fo:padding-right="0.264cm"/>
    </style:style>
    <style:style style:name="gr14" style:family="graphic" style:parent-style-name="standard">
      <style:graphic-properties svg:stroke-color="#111111" draw:fill-color="#1c052e" draw:textarea-vertical-align="middle"/>
    </style:style>
    <style:style style:name="gr15" style:family="graphic" style:parent-style-name="objectwithoutfill">
      <style:graphic-properties draw:marker-end="Arrow" draw:marker-end-width="0.3cm" draw:fill="none" draw:fill-color="#1c052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1.481cm"/>
    </style:style>
    <style:style style:name="gr17" style:family="graphic">
      <style:graphic-properties style:protect="size"/>
    </style:style>
    <style:style style:name="gr18" style:family="graphic" style:parent-style-name="standard">
      <style:graphic-properties svg:stroke-color="#000000" draw:fill-color="#ffffff" draw:textarea-horizontal-align="justify" draw:textarea-vertical-align="middle" draw:auto-grow-height="false" fo:min-height="9.95cm" fo:min-width="19.7cm"/>
    </style:style>
    <style:style style:name="gr19" style:family="graphic" style:parent-style-name="standard">
      <style:graphic-properties svg:stroke-color="#000000" draw:fill-color="#ffffff" draw:textarea-horizontal-align="justify" draw:textarea-vertical-align="middle" draw:auto-grow-height="false" fo:min-height="1.024cm" fo:min-width="1.056cm"/>
    </style:style>
    <style:style style:name="gr20" style:family="graphic" style:parent-style-name="objectwithoutfill">
      <style:graphic-properties svg:stroke-color="#e3d200" draw:marker-end="Arrow" draw:marker-end-width="0.3cm" draw:fill="none" draw:fill-color="#1c052e" draw:textarea-vertical-align="middle"/>
    </style:style>
    <style:style style:name="gr21" style:family="graphic" style:parent-style-name="objectwithoutfill">
      <style:graphic-properties svg:stroke-color="#ed1c24" draw:marker-end="Arrow" draw:marker-end-width="0.3cm" draw:fill="none" draw:fill-color="#1c052e" draw:textarea-vertical-align="middle"/>
    </style:style>
    <style:style style:name="gr22" style:family="graphic" style:parent-style-name="standard">
      <style:graphic-properties svg:stroke-color="#000000" draw:fill-color="#1c052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1.756cm"/>
    </style:style>
    <style:style style:name="gr24" style:family="graphic" style:parent-style-name="standard">
      <style:graphic-properties svg:stroke-color="#000000" draw:fill-color="#ffffff" draw:textarea-horizontal-align="justify" draw:textarea-vertical-align="middle" draw:auto-grow-height="false" fo:min-height="9.791cm" fo:min-width="18.452cm"/>
    </style:style>
    <style:style style:name="gr25" style:family="graphic" style:parent-style-name="standard">
      <style:graphic-properties svg:stroke-color="#000000" draw:fill-color="#ffffff" draw:textarea-horizontal-align="justify" draw:textarea-vertical-align="middle" draw:auto-grow-height="false" fo:min-height="2.551cm" fo:min-width="4.5cm"/>
    </style:style>
    <style:style style:name="gr26" style:family="graphic" style:parent-style-name="standard">
      <style:graphic-properties svg:stroke-color="#000000" draw:fill-color="#ffffff" draw:textarea-horizontal-align="justify" draw:textarea-vertical-align="middle" draw:auto-grow-height="false" fo:min-height="9.15cm" fo:min-width="10.3cm"/>
    </style:style>
    <style:style style:name="gr27" style:family="graphic" style:parent-style-name="objectwithoutfill">
      <style:graphic-properties svg:stroke-color="#00bfff" draw:marker-end="Arrow" draw:marker-end-width="0.3cm" draw:fill="none" draw:fill-color="#7da7d8" draw:textarea-vertical-align="middle"/>
    </style:style>
    <style:style style:name="gr28" style:family="graphic" style:parent-style-name="objectwithoutfill">
      <style:graphic-properties svg:stroke-color="#00bfff" draw:marker-end="Arrow" draw:marker-end-width="0.3cm" draw:fill="none" draw:textarea-vertical-align="middle"/>
    </style:style>
    <style:style style:name="gr29" style:family="graphic" style:parent-style-name="objectwithoutfill">
      <style:graphic-properties svg:stroke-color="#00bfff" draw:marker-end="Half_20_Arrow_20_Left" draw:marker-end-width="0.3cm" draw:fill="none" draw:textarea-vertical-align="middle"/>
    </style:style>
    <style:style style:name="gr30" style:family="graphic" style:parent-style-name="objectwithoutfill">
      <style:graphic-properties svg:stroke-color="#00bfff" draw:marker-end="Arrow_20_concave" draw:marker-end-width="0.3cm" draw:fill="none" draw:textarea-vertical-align="middle"/>
    </style:style>
    <style:style style:name="gr31" style:family="graphic" style:parent-style-name="objectwithoutfill">
      <style:graphic-properties svg:stroke-color="#00bfff" draw:marker-end="Half_20_Arrow_20_Right" draw:marker-end-width="0.3cm" draw:fill="none" draw:textarea-vertical-align="middle"/>
    </style:style>
    <style:style style:name="gr32" style:family="graphic" style:parent-style-name="objectwithoutfill">
      <style:graphic-properties svg:stroke-color="#00bfff" draw:marker-end="Symmetric_20_Arrow" draw:marker-end-width="0.3cm" draw:fill="none" draw:textarea-vertical-align="middle"/>
    </style:style>
    <style:style style:name="gr33" style:family="graphic" style:parent-style-name="objectwithoutfill">
      <style:graphic-properties svg:stroke-color="#00bfff" draw:fill="none" draw:fill-color="#7da7d8" draw:textarea-vertical-align="middle"/>
    </style:style>
    <style:style style:name="gr34" style:family="graphic" style:parent-style-name="objectwithoutfill">
      <style:graphic-properties svg:stroke-color="#00bfff" draw:fill="none" draw:textarea-vertical-align="middle"/>
    </style:style>
    <style:style style:name="gr35" style:family="graphic" style:parent-style-name="standard">
      <style:graphic-properties svg:stroke-color="#ffffff" draw:fill-color="#ffffff" draw:textarea-horizontal-align="justify" draw:textarea-vertical-align="middle" draw:auto-grow-height="false" fo:min-height="0.35cm" fo:min-width="2.7cm"/>
    </style:style>
    <style:style style:name="gr36" style:family="graphic" style:parent-style-name="objectwithoutfill">
      <style:graphic-properties draw:marker-end="Symmetric_20_Arrow" draw:marker-end-width="0.3cm" draw:fill="none" draw:textarea-vertical-align="middle"/>
    </style:style>
    <style:style style:name="gr37" style:family="graphic" style:parent-style-name="standard">
      <style:graphic-properties svg:stroke-color="#111111" draw:fill-color="#ffffff" draw:textarea-horizontal-align="justify" draw:textarea-vertical-align="middle" draw:auto-grow-height="false" fo:min-height="1.55cm" fo:min-width="2.1cm"/>
    </style:style>
    <style:style style:name="gr38" style:family="graphic" style:parent-style-name="objectwithoutfill">
      <style:graphic-properties svg:stroke-color="#000000" draw:marker-end="Arrow" draw:marker-end-width="0.3cm" draw:fill="none" draw:fill-color="#7da7d8" draw:textarea-vertical-align="middle"/>
    </style:style>
    <style:style style:name="gr39" style:family="graphic" style:parent-style-name="objectwithoutfill">
      <style:graphic-properties draw:fill="none" draw:fill-color="#1c052e" draw:textarea-vertical-align="middle"/>
    </style:style>
    <style:style style:name="gr40" style:family="graphic" style:parent-style-name="standard">
      <style:graphic-properties draw:stroke="none" svg:stroke-color="#000000" draw:fill="none" draw:fill-color="#ffffff" draw:auto-grow-height="true" draw:auto-grow-width="false" fo:max-height="0cm" fo:min-height="1.373cm"/>
    </style:style>
    <style:style style:name="gr41" style:family="graphic" style:parent-style-name="standard">
      <style:graphic-properties svg:stroke-color="#ffd320" draw:fill-color="#ffd320" draw:textarea-vertical-align="middle" draw:auto-grow-height="false" fo:min-height="0.75cm" fo:min-width="0.5cm"/>
    </style:style>
    <style:style style:name="gr42" style:family="graphic" style:parent-style-name="standard">
      <style:graphic-properties svg:stroke-color="#ffd320" draw:fill-color="#ffd320" draw:textarea-vertical-align="middle" draw:auto-grow-height="false" fo:min-height="0.749cm" fo:min-width="0.5cm"/>
    </style:style>
    <style:style style:name="gr43" style:family="graphic" style:parent-style-name="standard">
      <style:graphic-properties svg:stroke-color="#000000" draw:fill-color="#ffffff" draw:textarea-horizontal-align="justify" draw:textarea-vertical-align="middle" draw:auto-grow-height="false" fo:min-height="1.871cm" fo:min-width="3.32cm"/>
    </style:style>
    <style:style style:name="gr44" style:family="graphic" style:parent-style-name="standard">
      <style:graphic-properties svg:stroke-color="#000000" draw:fill-color="#1c052e" draw:opacity="0%" draw:textarea-horizontal-align="justify" draw:textarea-vertical-align="middle" draw:auto-grow-height="false" fo:min-height="11.952cm" fo:min-width="8.431cm"/>
    </style:style>
    <style:style style:name="gr45" style:family="graphic" style:parent-style-name="standard">
      <style:graphic-properties svg:stroke-color="#ffffff" draw:fill-color="#ffffff" draw:textarea-horizontal-align="justify" draw:textarea-vertical-align="middle" draw:auto-grow-height="false" fo:min-height="0.95cm" fo:min-width="3.522cm"/>
    </style:style>
    <style:style style:name="gr46" style:family="graphic" style:parent-style-name="objectwithoutfill">
      <style:graphic-properties svg:stroke-color="#00bfff" draw:marker-end="Arrow" draw:marker-end-width="0.3cm" draw:fill="none" draw:fill-color="#1c052e" draw:textarea-vertical-align="middle"/>
    </style:style>
    <style:style style:name="gr47" style:family="graphic" style:parent-style-name="standard">
      <style:graphic-properties draw:stroke="none" svg:stroke-color="#000000" draw:fill="none" draw:fill-color="#ffffff" draw:auto-grow-height="true" draw:auto-grow-width="false" fo:max-height="0cm" fo:min-height="0.843cm"/>
    </style:style>
    <style:style style:name="gr48" style:family="graphic" style:parent-style-name="standard">
      <style:graphic-properties svg:stroke-color="#ffd320" draw:fill-color="#ffd320" draw:textarea-vertical-align="middle" draw:auto-grow-height="false" fo:min-height="0.107cm" fo:min-width="0cm"/>
    </style:style>
    <style:style style:name="gr49" style:family="graphic" style:parent-style-name="standard">
      <style:graphic-properties svg:stroke-color="#ffd320" draw:fill-color="#ffd320" draw:textarea-vertical-align="middle" draw:auto-grow-height="false" fo:min-height="0.102cm" fo:min-width="0cm"/>
    </style:style>
    <style:style style:name="gr50" style:family="graphic" style:parent-style-name="standard">
      <style:graphic-properties svg:stroke-color="#ffd320" draw:fill-color="#ffd320" draw:textarea-vertical-align="middle" draw:auto-grow-height="false" fo:min-height="0.105cm" fo:min-width="0cm"/>
    </style:style>
    <style:style style:name="gr51" style:family="graphic" style:parent-style-name="standard">
      <style:graphic-properties svg:stroke-color="#ffd320" draw:fill-color="#ffd320" draw:textarea-vertical-align="middle" draw:auto-grow-height="false" fo:min-height="0.104cm" fo:min-width="0cm"/>
    </style:style>
    <style:style style:name="gr52" style:family="graphic" style:parent-style-name="standard">
      <style:graphic-properties svg:stroke-color="#000000" draw:fill-color="#1c052e" draw:opacity="0%" draw:textarea-horizontal-align="justify" draw:textarea-vertical-align="middle" draw:auto-grow-height="false" fo:min-height="4.593cm" fo:min-width="4.344cm"/>
    </style:style>
    <style:style style:name="gr53" style:family="graphic" style:parent-style-name="standard">
      <style:graphic-properties svg:stroke-color="#ffffff" draw:fill-color="#ffffff" draw:textarea-horizontal-align="justify" draw:textarea-vertical-align="middle" draw:auto-grow-height="false" fo:min-height="1.528cm" fo:min-width="5.457cm"/>
    </style:style>
    <style:style style:name="gr54" style:family="graphic" style:parent-style-name="standard">
      <style:graphic-properties svg:stroke-color="#000000" draw:fill-color="#ffffff" draw:textarea-horizontal-align="justify" draw:textarea-vertical-align="middle" draw:auto-grow-height="false" fo:min-height="8.349cm" fo:min-width="10.3cm"/>
    </style:style>
    <style:style style:name="gr55" style:family="graphic" style:parent-style-name="standard">
      <style:graphic-properties svg:stroke-width="0.028cm" svg:stroke-color="#0000c8" draw:marker-start-width="0.242cm" draw:marker-end="Arrow" draw:marker-end-width="0.242cm" draw:fill-color="#7da7d8" draw:textarea-vertical-align="middle" fo:padding-top="0.139cm" fo:padding-bottom="0.139cm" fo:padding-left="0.264cm" fo:padding-right="0.264cm"/>
    </style:style>
    <style:style style:name="gr56" style:family="graphic" style:parent-style-name="standard">
      <style:graphic-properties svg:stroke-width="0.028cm" svg:stroke-color="#0000c8" draw:marker-start-width="0.242cm" draw:marker-end-width="0.242cm" draw:textarea-vertical-align="middle" fo:padding-top="0.139cm" fo:padding-bottom="0.139cm" fo:padding-left="0.264cm" fo:padding-right="0.264cm"/>
    </style:style>
    <style:style style:name="gr5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47cm" fo:min-width="25.42cm" fo:padding-top="0.165cm" fo:padding-bottom="0.165cm" fo:padding-left="0.29cm" fo:padding-right="0.29cm"/>
    </style:style>
    <style:style style:name="gr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8.67cm" fo:min-width="9.82cm" fo:padding-top="0.165cm" fo:padding-bottom="0.165cm" fo:padding-left="0.29cm" fo:padding-right="0.29cm"/>
    </style:style>
    <style:style style:name="gr5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07cm" fo:min-width="3.22cm" fo:padding-top="0.165cm" fo:padding-bottom="0.165cm" fo:padding-left="0.29cm" fo:padding-right="0.29cm"/>
    </style:style>
    <style:style style:name="gr6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5.47cm" fo:min-width="2.02cm" fo:padding-top="0.165cm" fo:padding-bottom="0.165cm" fo:padding-left="0.29cm" fo:padding-right="0.29cm"/>
    </style:style>
    <style:style style:name="gr6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869cm" fo:min-width="4.22cm" fo:padding-top="0.165cm" fo:padding-bottom="0.165cm" fo:padding-left="0.29cm" fo:padding-right="0.29cm"/>
    </style:style>
    <style:style style:name="gr62" style:family="graphic" style:parent-style-name="standard">
      <style:graphic-properties draw:stroke="none" svg:stroke-width="0.081cm" svg:stroke-color="#000000" draw:marker-start-width="0.321cm" draw:marker-end-width="0.321cm" draw:fill="none" draw:fill-color="#ffffff" draw:auto-grow-height="true" draw:auto-grow-width="false" fo:max-height="0cm" fo:min-height="2.504cm"/>
    </style:style>
    <style:style style:name="gr63" style:family="graphic" style:parent-style-name="standard">
      <style:graphic-properties draw:stroke="none" svg:stroke-width="0.081cm" svg:stroke-color="#000000" draw:marker-start-width="0.321cm" draw:marker-end-width="0.321cm" draw:fill="none" draw:fill-color="#ffffff" draw:auto-grow-height="true" draw:auto-grow-width="false" fo:max-height="0cm" fo:min-height="2.058cm"/>
    </style:style>
    <style:style style:name="gr64" style:family="graphic" style:parent-style-name="standard">
      <style:graphic-properties draw:stroke="none" svg:stroke-width="0.081cm" svg:stroke-color="#000000" draw:marker-start-width="0.321cm" draw:marker-end-width="0.321cm" draw:fill="none" draw:fill-color="#ffffff" draw:auto-grow-height="true" draw:auto-grow-width="false" fo:max-height="0cm" fo:min-height="1.616cm"/>
    </style:style>
    <style:style style:name="gr6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6"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67" style:family="graphic" style:parent-style-name="standard">
      <style:graphic-properties draw:stroke="none" svg:stroke-color="#000000" draw:fill="none" draw:fill-color="#ffffff" draw:auto-grow-height="true" draw:auto-grow-width="false" fo:max-height="0cm" fo:min-height="1.345cm"/>
    </style:style>
    <style:style style:name="gr68" style:family="graphic" style:parent-style-name="standard">
      <style:graphic-properties draw:stroke="none" svg:stroke-color="#000000" draw:fill="none" draw:fill-color="#ffffff" draw:auto-grow-height="true" draw:auto-grow-width="false" fo:max-height="0cm" fo:min-height="1.724cm"/>
    </style:style>
    <style:style style:name="gr6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70" style:family="graphic" style:parent-style-name="standard">
      <style:graphic-properties draw:stroke="none" svg:stroke-color="#000000" draw:fill="none" draw:fill-color="#ffffff" draw:auto-grow-height="true" draw:auto-grow-width="false" fo:max-height="0cm" fo:min-height="2.362cm"/>
    </style:style>
    <style:style style:name="gr71" style:family="graphic" style:parent-style-name="standard">
      <style:graphic-properties draw:stroke="none" svg:stroke-color="#000000" draw:fill="none" draw:fill-color="#ffffff" draw:auto-grow-height="true" draw:auto-grow-width="false" fo:max-height="0cm" fo:min-height="2.186cm"/>
    </style:style>
    <style:style style:name="gr72" style:family="graphic" style:parent-style-name="standard">
      <style:graphic-properties draw:stroke="none" svg:stroke-color="#000000" draw:fill="none" draw:fill-color="#ffffff" draw:auto-grow-height="true" draw:auto-grow-width="false" fo:max-height="0cm" fo:min-height="2.122cm"/>
    </style:style>
    <style:style style:name="gr73" style:family="graphic" style:parent-style-name="standard">
      <style:graphic-properties draw:stroke="none" svg:stroke-color="#000000" draw:fill="none" draw:fill-color="#ffffff" draw:auto-grow-height="true" draw:auto-grow-width="false" fo:max-height="0cm" fo:min-height="1.575cm"/>
    </style:style>
    <style:style style:name="gr74" style:family="graphic" style:parent-style-name="standard">
      <style:graphic-properties draw:stroke="none" svg:stroke-color="#000000" draw:fill="none" draw:fill-color="#ffffff" draw:auto-grow-height="true" draw:auto-grow-width="false" fo:max-height="0cm" fo:min-height="2.629cm"/>
    </style:style>
    <style:style style:name="gr75" style:family="graphic" style:parent-style-name="objectwithoutfill">
      <style:graphic-properties svg:stroke-width="0.053cm" svg:stroke-color="#0000ff" draw:marker-start-width="0.279cm" draw:marker-end-width="0.279cm" draw:fill="none" draw:textarea-vertical-align="middle" fo:padding-top="0.151cm" fo:padding-bottom="0.151cm" fo:padding-left="0.276cm" fo:padding-right="0.276cm"/>
    </style:style>
    <style:style style:name="gr76"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77" style:family="graphic" style:parent-style-name="objectwithoutfill">
      <style:graphic-properties svg:stroke-width="0.053cm" svg:stroke-color="#ce181e" draw:marker-start-width="0.279cm" draw:marker-end-width="0.279cm" draw:fill="none" draw:textarea-vertical-align="middle" fo:padding-top="0.151cm" fo:padding-bottom="0.151cm" fo:padding-left="0.276cm" fo:padding-right="0.276cm"/>
    </style:style>
    <style:style style:name="gr78" style:family="graphic" style:parent-style-name="objectwithoutfill">
      <style:graphic-properties svg:stroke-width="0.053cm" svg:stroke-color="#ffd320" draw:marker-start-width="0.279cm" draw:marker-end-width="0.279cm" draw:fill="none" draw:textarea-vertical-align="middle" fo:padding-top="0.151cm" fo:padding-bottom="0.151cm" fo:padding-left="0.276cm" fo:padding-right="0.276cm"/>
    </style:style>
    <style:style style:name="gr79"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80"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81"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2" style:family="graphic" style:parent-style-name="objectwithoutfill">
      <style:graphic-properties svg:stroke-width="0.053cm" svg:stroke-color="#ce181e" draw:marker-start-width="0.28cm" draw:marker-end-width="0.28cm" draw:fill="none" draw:textarea-vertical-align="middle" fo:padding-top="0.152cm" fo:padding-bottom="0.152cm" fo:padding-left="0.277cm" fo:padding-right="0.277cm"/>
    </style:style>
    <style:style style:name="gr83" style:family="graphic" style:parent-style-name="standard">
      <style:graphic-properties svg:stroke-color="#ffffff" draw:fill-color="#ffd320" draw:textarea-horizontal-align="justify" draw:textarea-vertical-align="middle" draw:auto-grow-height="false" fo:min-height="0cm" fo:min-width="0cm"/>
    </style:style>
    <style:style style:name="gr8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5" style:family="graphic" style:parent-style-name="standard">
      <style:graphic-properties svg:stroke-color="#ffffff" draw:fill-color="#ce181e" draw:textarea-horizontal-align="justify" draw:textarea-vertical-align="middle" draw:auto-grow-height="false" fo:min-height="0cm" fo:min-width="0cm"/>
    </style:style>
    <style:style style:name="gr86" style:family="graphic" style:parent-style-name="standard">
      <style:graphic-properties draw:stroke="none" svg:stroke-color="#000000" draw:fill="none" draw:fill-color="#ffffff" draw:auto-grow-height="true" draw:auto-grow-width="false" fo:max-height="0cm" fo:min-height="0.458cm"/>
    </style:style>
    <style:style style:name="gr87" style:family="graphic" style:parent-style-name="objectwithoutfill">
      <style:graphic-properties svg:stroke-width="0.081cm" svg:stroke-color="#ffd320" draw:marker-start-width="0.321cm" draw:marker-end-width="0.321cm" draw:fill="none" draw:textarea-vertical-align="middle" fo:padding-top="0.165cm" fo:padding-bottom="0.165cm" fo:padding-left="0.29cm" fo:padding-right="0.29cm"/>
    </style:style>
    <style:style style:name="gr88" style:family="graphic" style:parent-style-name="objectwithoutfill">
      <style:graphic-properties svg:stroke-width="0.081cm" svg:stroke-color="#ce181e" draw:marker-start-width="0.321cm" draw:marker-end-width="0.321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auto-grow-height="true" draw:auto-grow-width="false" fo:max-height="0cm" fo:min-height="0.708cm"/>
    </style:style>
    <style:style style:name="pr1" style:family="presentation" style:parent-style-name="Default-notes">
      <style:graphic-properties draw:fill-color="#ffffff" draw:auto-grow-height="true" fo:min-height="13.364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color="#14c814" style:font-name="Cabin" fo:font-size="18pt"/>
    </style:style>
    <style:style style:name="P4" style:family="paragraph">
      <loext:graphic-properties draw:fill-color="#ffffff"/>
      <style:paragraph-properties fo:text-align="center"/>
      <style:text-properties fo:color="#fa1414" style:font-name="Cabin" fo:font-size="18pt"/>
    </style:style>
    <style:style style:name="P5" style:family="paragraph">
      <loext:graphic-properties draw:fill-color="#ffffff"/>
      <style:paragraph-properties fo:text-align="center"/>
      <style:text-properties fo:color="#cccc14" style:font-name="Cabin" fo:font-size="18pt"/>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text-properties style:text-position="0% 100%" style:font-name="Latin Modern Roman" fo:font-size="18pt"/>
    </style:style>
    <style:style style:name="P8" style:family="paragraph">
      <loext:graphic-properties draw:fill-color="#ffffff"/>
      <style:paragraph-properties fo:text-align="center"/>
      <style:text-properties fo:color="#0066b3" style:font-name="Cabin" fo:font-size="18pt"/>
    </style:style>
    <style:style style:name="P9" style:family="paragraph">
      <loext:graphic-properties draw:fill-color="#7da7d8"/>
      <style:paragraph-properties fo:text-align="center"/>
    </style:style>
    <style:style style:name="P10" style:family="paragraph">
      <loext:graphic-properties draw:fill="none" draw:fill-color="#ffffff"/>
      <style:text-properties fo:font-size="18pt"/>
    </style:style>
    <style:style style:name="P11" style:family="paragraph">
      <loext:graphic-properties draw:fill-color="#ffffff"/>
      <style:paragraph-properties fo:text-align="center"/>
      <style:text-properties style:font-name="Cabin" fo:font-size="18pt"/>
    </style:style>
    <style:style style:name="P12" style:family="paragraph">
      <loext:graphic-properties draw:fill-color="#ffffff"/>
      <style:paragraph-properties fo:text-align="center"/>
      <style:text-properties fo:color="#000000" style:font-name="Cabin" fo:font-size="18pt"/>
    </style:style>
    <style:style style:name="P13" style:family="paragraph">
      <loext:graphic-properties draw:fill-color="#1c052e"/>
      <style:paragraph-properties fo:text-align="center"/>
    </style:style>
    <style:style style:name="P14" style:family="paragraph">
      <loext:graphic-properties draw:fill="none" draw:fill-color="#1c052e"/>
      <style:paragraph-properties fo:text-align="center"/>
    </style:style>
    <style:style style:name="P15" style:family="paragraph">
      <loext:graphic-properties draw:fill-color="#ffffff"/>
      <style:text-properties fo:font-size="20pt"/>
    </style:style>
    <style:style style:name="P16" style:family="paragraph">
      <loext:graphic-properties draw:fill="none" draw:fill-color="#1c052e"/>
      <style:paragraph-properties fo:text-align="center"/>
      <style:text-properties style:font-name="Cabin"/>
    </style:style>
    <style:style style:name="P17" style:family="paragraph">
      <loext:graphic-properties draw:fill-color="#ffffff"/>
      <style:paragraph-properties fo:text-align="center"/>
      <style:text-properties style:font-name="Latin Modern Roman" fo:font-size="18pt"/>
    </style:style>
    <style:style style:name="P18" style:family="paragraph">
      <loext:graphic-properties draw:fill="none" draw:fill-color="#7da7d8"/>
      <style:paragraph-properties fo:text-align="center"/>
    </style:style>
    <style:style style:name="P19" style:family="paragraph">
      <loext:graphic-properties draw:fill-color="#ffffff"/>
      <style:paragraph-properties fo:text-align="center"/>
      <style:text-properties fo:font-size="18pt"/>
    </style:style>
    <style:style style:name="P20" style:family="paragraph">
      <loext:graphic-properties draw:fill="none" draw:fill-color="#ffffff"/>
      <style:text-properties fo:font-size="24pt" style:font-size-asian="24pt" style:font-size-complex="24pt"/>
    </style:style>
    <style:style style:name="P21" style:family="paragraph">
      <loext:graphic-properties draw:fill-color="#ffd320"/>
      <style:paragraph-properties fo:text-align="center"/>
    </style:style>
    <style:style style:name="P22" style:family="paragraph">
      <loext:graphic-properties draw:fill-color="#1c052e" draw:opacity="0%"/>
      <style:paragraph-properties fo:text-align="center"/>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color="#ffffff"/>
      <style:paragraph-properties fo:text-align="center"/>
      <style:text-properties fo:color="#14c814" fo:font-size="18pt"/>
    </style:style>
    <style:style style:name="P25" style:family="paragraph">
      <loext:graphic-properties draw:fill-color="#ffffff"/>
      <style:paragraph-properties fo:text-align="center"/>
      <style:text-properties fo:color="#fa1414" fo:font-size="18pt"/>
    </style:style>
    <style:style style:name="P26" style:family="paragraph">
      <loext:graphic-properties draw:fill-color="#ffffff"/>
      <style:paragraph-properties fo:text-align="center"/>
      <style:text-properties fo:color="#cccc14" fo:font-size="18pt"/>
    </style:style>
    <style:style style:name="P27" style:family="paragraph">
      <loext:graphic-properties draw:fill-color="#ffffff"/>
      <style:paragraph-properties fo:text-align="center"/>
      <style:text-properties fo:color="#0066b3" fo:font-size="18pt"/>
    </style:style>
    <style:style style:name="P28" style:family="paragraph">
      <loext:graphic-properties draw:fill-color="#ffffff"/>
    </style:style>
    <style:style style:name="P29" style:family="paragraph">
      <loext:graphic-properties draw:fill="none" draw:fill-color="#ffffff"/>
      <style:text-properties style:font-name="DejaVu Serif" fo:font-size="44pt" style:font-size-asian="44pt" style:font-size-complex="44pt"/>
    </style:style>
    <style:style style:name="P30" style:family="paragraph">
      <loext:graphic-properties draw:fill="none" draw:fill-color="#ffffff"/>
      <style:text-properties style:font-name="DejaVu Serif" fo:font-size="36pt" style:font-size-asian="36pt" style:font-size-complex="36pt"/>
    </style:style>
    <style:style style:name="P31" style:family="paragraph">
      <loext:graphic-properties draw:fill="none" draw:fill-color="#ffffff"/>
      <style:text-properties style:font-name="DejaVu Serif" fo:font-size="28pt" style:font-size-asian="28pt" style:font-size-complex="28pt"/>
    </style:style>
    <style:style style:name="P32" style:family="paragraph">
      <loext:graphic-properties draw:fill="none" draw:fill-color="#ffffff"/>
      <style:text-properties style:font-name="Comfortaa" fo:font-size="24pt" style:font-size-asian="24pt" style:font-size-complex="24pt"/>
    </style:style>
    <style:style style:name="P33" style:family="paragraph">
      <loext:graphic-properties draw:fill="none" draw:fill-color="#ffffff"/>
      <style:paragraph-properties fo:text-align="center"/>
      <style:text-properties fo:color="#0000ff" style:font-name="Comfortaa" fo:font-size="20pt" style:font-size-asian="20pt" style:font-size-complex="20pt"/>
    </style:style>
    <style:style style:name="P34" style:family="paragraph">
      <loext:graphic-properties draw:fill="none" draw:fill-color="#ffffff"/>
      <style:text-properties fo:color="#0000ff" style:font-name="Comfortaa" fo:font-size="18pt" style:font-size-asian="18pt" style:font-size-complex="18pt"/>
    </style:style>
    <style:style style:name="P35" style:family="paragraph">
      <loext:graphic-properties draw:fill="none" draw:fill-color="#ffffff"/>
      <style:text-properties fo:color="#0000ff" style:font-name="Comfortaa" fo:font-size="16pt" style:font-size-asian="16pt" style:font-size-complex="16pt"/>
    </style:style>
    <style:style style:name="P36" style:family="paragraph">
      <loext:graphic-properties draw:fill-color="#ce181e"/>
      <style:paragraph-properties fo:text-align="center"/>
    </style:style>
    <style:style style:name="P37" style:family="paragraph">
      <loext:graphic-properties draw:fill="none" draw:fill-color="#ffffff"/>
      <style:text-properties style:font-name="Comfortaa" fo:font-size="14pt" style:font-size-asian="14pt" style:font-size-complex="14pt"/>
    </style:style>
    <style:style style:name="P38" style:family="paragraph">
      <loext:graphic-properties draw:fill="none" draw:fill-color="#ffffff"/>
      <style:text-properties style:font-name="Comfortaa" fo:font-size="18pt" style:font-size-asian="18pt" style:font-size-complex="18pt"/>
    </style:style>
    <style:style style:name="T1" style:family="text">
      <style:text-properties fo:color="#14c814" fo:font-size="18pt"/>
    </style:style>
    <style:style style:name="T2" style:family="text">
      <style:text-properties fo:color="#fa1414" fo:font-size="18pt"/>
    </style:style>
    <style:style style:name="T3" style:family="text">
      <style:text-properties fo:color="#cccc14" fo:font-size="18pt"/>
    </style:style>
    <style:style style:name="T4" style:family="text">
      <style:text-properties style:text-position="0% 100%" style:font-name="Latin Modern Roman" fo:font-size="26pt" style:font-size-asian="26pt" style:font-size-complex="26pt"/>
    </style:style>
    <style:style style:name="T5" style:family="text">
      <style:text-properties style:text-position="-17% 80%" style:font-name="Latin Modern Roman" fo:font-size="26pt" style:font-size-asian="26pt" style:font-size-complex="26pt"/>
    </style:style>
    <style:style style:name="T6" style:family="text">
      <style:text-properties fo:color="#0066b3" style:font-name="Cabin" fo:font-size="18pt"/>
    </style:style>
    <style:style style:name="T7" style:family="text">
      <style:text-properties fo:color="#0066b3" style:font-name="Cabin" fo:font-size="14pt" style:font-size-asian="14pt" style:font-size-complex="14pt"/>
    </style:style>
    <style:style style:name="T8" style:family="text">
      <style:text-properties style:font-name="Linux Biolinum O" fo:font-size="22pt" style:font-name-asian="Linux Biolinum O" style:font-size-asian="22pt" style:font-name-complex="Linux Biolinum O" style:font-size-complex="22pt"/>
    </style:style>
    <style:style style:name="T9" style:family="text">
      <style:text-properties style:text-position="-33% 58%" style:font-name="Linux Biolinum O" fo:font-size="22pt" style:font-name-asian="Linux Biolinum O" style:font-size-asian="22pt" style:font-name-complex="Linux Biolinum O" style:font-size-complex="22pt"/>
    </style:style>
    <style:style style:name="T10" style:family="text">
      <style:text-properties style:font-name="Cabin" fo:font-size="18pt"/>
    </style:style>
    <style:style style:name="T11" style:family="text">
      <style:text-properties fo:color="#000000" style:font-name="Cabin" fo:font-size="18pt"/>
    </style:style>
    <style:style style:name="T12" style:family="text">
      <style:text-properties style:use-window-font-color="true" style:font-name="Linux Biolinum O" fo:font-size="26pt" style:font-name-asian="Linux Biolinum O" style:font-size-asian="26pt" style:font-name-complex="Linux Biolinum O" style:font-size-complex="26pt"/>
    </style:style>
    <style:style style:name="T13" style:family="text">
      <style:text-properties fo:color="#14c814" style:font-name="Cabin" fo:font-size="18pt"/>
    </style:style>
    <style:style style:name="T14" style:family="text">
      <style:text-properties fo:color="#14c814" style:text-position="33% 58%" style:font-name="Cabin" fo:font-size="18pt" style:font-size-asian="18pt" style:font-size-complex="18pt"/>
    </style:style>
    <style:style style:name="T15" style:family="text">
      <style:text-properties fo:color="#fa1414" style:font-name="Cabin" fo:font-size="18pt"/>
    </style:style>
    <style:style style:name="T16" style:family="text">
      <style:text-properties fo:color="#fa1414" style:text-position="33% 58%" style:font-name="Cabin" fo:font-size="18pt"/>
    </style:style>
    <style:style style:name="T17" style:family="text">
      <style:text-properties fo:color="#cccc14" style:font-name="Cabin" fo:font-size="18pt"/>
    </style:style>
    <style:style style:name="T18" style:family="text">
      <style:text-properties fo:color="#cccc14" style:text-position="33% 58%" style:font-name="Cabin" fo:font-size="18pt"/>
    </style:style>
    <style:style style:name="T19" style:family="text">
      <style:text-properties style:text-position="33% 58%" style:font-name="Linux Biolinum O" fo:font-size="22pt" style:font-name-asian="Linux Biolinum O" style:font-size-asian="22pt" style:font-name-complex="Linux Biolinum O" style:font-size-complex="22pt"/>
    </style:style>
    <style:style style:name="T20" style:family="text">
      <style:text-properties style:text-position="33% 58%" style:font-name="Cabin" fo:font-size="18pt"/>
    </style:style>
    <style:style style:name="T21" style:family="text">
      <style:text-properties style:use-window-font-color="true" style:font-name="Linux Biolinum O" fo:font-size="18pt" style:font-name-asian="Linux Biolinum O" style:font-size-asian="18pt" style:font-name-complex="Linux Biolinum O" style:font-size-complex="18pt"/>
    </style:style>
    <style:style style:name="T22" style:family="text">
      <style:text-properties style:use-window-font-color="true" style:text-position="-33% 58%" style:font-name="Linux Biolinum O" fo:font-size="26pt" style:font-name-asian="Linux Biolinum O" style:font-size-asian="26pt" style:font-name-complex="Linux Biolinum O" style:font-size-complex="26pt"/>
    </style:style>
    <style:style style:name="T23" style:family="text">
      <style:text-properties style:font-name="Latin Modern Roman" fo:font-size="26pt" style:font-size-asian="26pt" style:font-size-complex="26pt"/>
    </style:style>
    <style:style style:name="T24" style:family="text">
      <style:text-properties style:font-name="Latin Modern Roman" fo:font-size="18pt"/>
    </style:style>
    <style:style style:name="T25" style:family="text">
      <style:text-properties fo:color="#000000" style:font-name="Cabin" fo:font-size="14pt" style:font-size-asian="14pt" style:font-size-complex="14pt"/>
    </style:style>
    <style:style style:name="T26" style:family="text">
      <style:text-properties style:use-window-font-color="true" style:font-name="Linux Biolinum O" fo:font-size="24pt" style:font-name-asian="Linux Biolinum O" style:font-size-asian="24pt" style:font-name-complex="Linux Biolinum O" style:font-size-complex="24pt"/>
    </style:style>
    <style:style style:name="T27" style:family="text">
      <style:text-properties style:use-window-font-color="true" style:font-name="Linux Biolinum O" fo:font-size="14pt" style:font-name-asian="Linux Biolinum O" style:font-size-asian="14pt" style:font-name-complex="Linux Biolinum O" style:font-size-complex="14pt"/>
    </style:style>
    <style:style style:name="T28" style:family="text">
      <style:text-properties fo:color="#0066b3" fo:font-size="18pt"/>
    </style:style>
    <style:style style:name="T29" style:family="text">
      <style:text-properties style:font-name="Linux Biolinum O" fo:font-size="26pt" style:font-name-asian="Linux Biolinum O" style:font-size-asian="26pt" style:font-name-complex="Linux Biolinum O" style:font-size-complex="26pt"/>
    </style:style>
    <style:style style:name="T30" style:family="text">
      <style:text-properties fo:font-size="18pt"/>
    </style:style>
    <style:style style:name="T31" style:family="text">
      <style:text-properties style:font-name="DejaVu Serif" fo:font-size="44pt" style:font-size-asian="44pt" style:font-size-complex="44pt"/>
    </style:style>
    <style:style style:name="T32" style:family="text">
      <style:text-properties style:font-name="DejaVu Serif" fo:font-size="36pt" style:font-size-asian="36pt" style:font-size-complex="36pt"/>
    </style:style>
    <style:style style:name="T33" style:family="text">
      <style:text-properties style:font-name="DejaVu Serif" fo:font-size="28pt" style:font-size-asian="28pt" style:font-size-complex="28pt"/>
    </style:style>
    <style:style style:name="T34" style:family="text">
      <style:text-properties style:font-name="Comfortaa" fo:font-size="24pt" style:font-size-asian="24pt" style:font-size-complex="24pt"/>
    </style:style>
    <style:style style:name="T35" style:family="text">
      <style:text-properties style:font-name="GFS Artemisia" fo:font-size="24pt" style:font-name-asian="GFS Artemisia" style:font-size-asian="24pt" style:font-name-complex="GFS Artemisia" style:font-size-complex="24pt"/>
    </style:style>
    <style:style style:name="T36" style:family="text">
      <style:text-properties fo:color="#0000ff" style:font-name="Comfortaa" fo:font-size="20pt" style:font-size-asian="20pt" style:font-size-complex="20pt"/>
    </style:style>
    <style:style style:name="T37" style:family="text">
      <style:text-properties fo:color="#0000ff" style:font-name="Comfortaa" fo:font-size="18pt" style:font-size-asian="18pt" style:font-size-complex="18pt"/>
    </style:style>
    <style:style style:name="T38" style:family="text">
      <style:text-properties fo:color="#0000ff" style:font-name="Comfortaa" fo:font-size="16pt" style:font-size-asian="16pt" style:font-size-complex="16pt"/>
    </style:style>
    <style:style style:name="T39" style:family="text">
      <style:text-properties style:font-name="GFS Artemisia" fo:font-size="14pt" style:font-name-asian="GFS Artemisia" style:font-size-asian="14pt" style:font-name-complex="GFS Artemisia" style:font-size-complex="14pt"/>
    </style:style>
    <style:style style:name="T40" style:family="text">
      <style:text-properties style:font-name="Comfortaa" fo:font-size="18pt" style:font-size-asian="18pt" style:font-size-complex="18pt"/>
    </style:style>
    <style:style style:name="T41" style:family="text">
      <style:text-properties style:font-name="Comfortaa1" fo:font-size="18pt" style:font-name-asian="Comfortaa1" style:font-size-asian="18pt" style:font-name-complex="Comfortaa1" style:font-size-complex="18pt"/>
    </style:style>
    <style:style style:name="T42" style:family="text">
      <style:text-properties style:font-name="Comfortaa" fo:font-size="18pt" style:font-name-asian="Comfortaa1" style:font-size-asian="18pt" style:font-name-complex="Comfortaa1"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9cm" svg:height="11.799cm" svg:x="4.6cm" svg:y="1.999cm">
          <text:p/>
          <draw:enhanced-geometry svg:viewBox="0 0 21600 21600" draw:type="rectangle" draw:enhanced-path="M 0 0 L 21600 0 21600 21600 0 21600 0 0 Z N"/>
        </draw:custom-shape>
        <draw:custom-shape draw:style-name="gr2" draw:text-style-name="P3" xml:id="id4" draw:id="id4" draw:layer="layout" svg:width="2.2cm" svg:height="1.599cm" svg:x="13cm" svg:y="4.198cm">
          <text:p text:style-name="P2"><text:span text:style-name="T1">S</text:span></text:p>
          <draw:enhanced-geometry svg:viewBox="0 0 21600 21600" draw:type="rectangle" draw:enhanced-path="M 0 0 L 21600 0 21600 21600 0 21600 0 0 Z N"/>
        </draw:custom-shape>
        <draw:custom-shape draw:style-name="gr2" draw:text-style-name="P4" xml:id="id3" draw:id="id3" draw:layer="layout" svg:width="2.2cm" svg:height="1.599cm" svg:x="13cm" svg:y="9.799cm">
          <text:p text:style-name="P2"><text:span text:style-name="T2">I</text:span></text:p>
          <draw:enhanced-geometry svg:viewBox="0 0 21600 21600" draw:type="rectangle" draw:enhanced-path="M 0 0 L 21600 0 21600 21600 0 21600 0 0 Z N"/>
        </draw:custom-shape>
        <draw:custom-shape draw:style-name="gr2" draw:text-style-name="P5" xml:id="id1" draw:id="id1" draw:layer="layout" svg:width="2.2cm" svg:height="1.599cm" svg:x="13cm" svg:y="6.999cm">
          <text:p text:style-name="P2"><text:span text:style-name="T3">E</text:span></text:p>
          <draw:enhanced-geometry svg:viewBox="0 0 21600 21600" draw:mirror-horizontal="false" draw:mirror-vertical="false" draw:type="rectangle" draw:enhanced-path="M 0 0 L 21600 0 21600 21600 0 21600 0 0 Z N"/>
        </draw:custom-shape>
        <draw:line draw:style-name="gr3" draw:text-style-name="P6" draw:layer="layout" svg:x1="14.1cm" svg:y1="5.798cm" svg:x2="14.1cm" svg:y2="6.998cm">
          <text:p/>
        </draw:line>
        <draw:line draw:style-name="gr4" draw:text-style-name="P6" draw:layer="layout" svg:x1="14.1cm" svg:y1="8.598cm" svg:x2="14.1cm" svg:y2="9.798cm">
          <text:p/>
        </draw:line>
        <draw:custom-shape draw:style-name="gr5" draw:text-style-name="P7" draw:layer="layout" svg:width="4.023cm" svg:height="1.2cm" draw:transform="skewX (0.0282743338823081) translate (11.834cm 0.599cm)">
          <text:p text:style-name="P2"><text:span text:style-name="T4">Farm</text:span><text:span text:style-name="T5">i</text:span></text:p>
          <draw:enhanced-geometry svg:viewBox="0 0 21600 21600" draw:mirror-horizontal="false" draw:mirror-vertical="false" draw:type="rectangle" draw:enhanced-path="M 0 0 L 21600 0 21600 21600 0 21600 0 0 Z N"/>
        </draw:custom-shape>
        <draw:custom-shape draw:style-name="gr6" draw:text-style-name="P8" xml:id="id2" draw:id="id2" draw:layer="layout" svg:width="2.6cm" svg:height="1.8cm" svg:x="24.8cm" svg:y="10.598cm">
          <text:p text:style-name="P2"><text:span text:style-name="T6">R</text:span></text:p>
          <text:p text:style-name="P2"><text:span text:style-name="T7">(Detected)</text:span></text:p>
          <draw:enhanced-geometry svg:viewBox="0 0 21600 21600" draw:type="rectangle" draw:enhanced-path="M 0 0 L 21600 0 21600 21600 0 21600 0 0 Z N"/>
        </draw:custom-shape>
        <draw:connector draw:style-name="gr7" draw:text-style-name="P9" draw:layer="layout" svg:x1="15.2cm" svg:y1="7.798cm" svg:x2="24.8cm" svg:y2="11.498cm" draw:start-shape="id1" draw:start-glue-point="1" draw:end-shape="id2" draw:end-glue-point="3" svg:d="M15200 7798h4800v3700h4800" svg:viewBox="0 0 9601 3701">
          <text:p/>
        </draw:connector>
        <draw:connector draw:style-name="gr8" draw:text-style-name="P2" draw:layer="layout" svg:x1="14.1cm" svg:y1="11.398cm" svg:x2="24.8cm" svg:y2="11.498cm" draw:start-shape="id3" draw:start-glue-point="2" draw:end-shape="id2" draw:end-glue-point="3" svg:d="M14100 11398v500h5900v-400h4800" svg:viewBox="0 0 10701 501">
          <text:p/>
        </draw:connector>
        <draw:frame draw:style-name="gr9" draw:text-style-name="P10" draw:layer="layout" svg:width="1.2cm" svg:height="1.516cm" svg:x="16.6cm" svg:y="10.599cm">
          <draw:text-box>
            <text:p><text:span text:style-name="T8">ρ</text:span></text:p>
          </draw:text-box>
        </draw:frame>
        <draw:frame draw:style-name="gr10" draw:text-style-name="P10" draw:layer="layout" svg:width="2.4cm" svg:height="1.75cm" svg:x="16.6cm" svg:y="7.598cm">
          <draw:text-box>
            <text:p><text:span text:style-name="T8">ρ·ρ</text:span><text:span text:style-name="T9">E</text:span><text:span text:style-name="T8"> </text:span></text:p>
          </draw:text-box>
        </draw:frame>
        <draw:frame draw:style-name="gr10" draw:text-style-name="P10" draw:layer="layout" svg:width="1.2cm" svg:height="1.75cm" svg:x="13cm" svg:y="5.799cm">
          <draw:text-box>
            <text:p><text:span text:style-name="T8">λ</text:span><text:span text:style-name="T9">i</text:span></text:p>
          </draw:text-box>
        </draw:frame>
        <draw:custom-shape draw:style-name="gr11" draw:text-style-name="P11" xml:id="id6" draw:id="id6" draw:layer="layout" svg:width="2cm" svg:height="1.8cm" svg:x="9.6cm" svg:y="2.399cm">
          <text:p text:style-name="P2"><text:span text:style-name="T10">Birth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2" xml:id="id5" draw:id="id5" draw:layer="layout" svg:width="2.2cm" svg:height="1.599cm" svg:x="1.2cm" svg:y="6.999cm">
          <text:p text:style-name="P2"><text:span text:style-name="T11">R</text:span></text:p>
          <text:p text:style-name="P2"><text:span text:style-name="T11">(Deat</text:span><text:span text:style-name="T11">h)</text:span></text:p>
          <draw:enhanced-geometry svg:viewBox="0 0 21600 21600" draw:mirror-horizontal="false" draw:mirror-vertical="false" draw:type="rectangle" draw:enhanced-path="M 0 0 L 21600 0 21600 21600 0 21600 0 0 Z N"/>
        </draw:custom-shape>
        <draw:connector draw:style-name="gr13" draw:text-style-name="P13" draw:layer="layout" svg:x1="13cm" svg:y1="4.997cm" svg:x2="3.4cm" svg:y2="7.798cm" draw:start-shape="id4" draw:end-shape="id5" draw:end-glue-point="1" svg:d="M13000 4997h-4800v2801h-4800" svg:viewBox="0 0 9601 2802">
          <text:p/>
        </draw:connector>
        <draw:connector draw:style-name="gr14" draw:text-style-name="P13" draw:layer="layout" svg:x1="13cm" svg:y1="7.798cm" svg:x2="3.4cm" svg:y2="7.798cm" draw:start-shape="id1" draw:start-glue-point="3" draw:end-shape="id5" draw:end-glue-point="1" svg:d="M13000 7798h-9600" svg:viewBox="0 0 9601 1">
          <text:p/>
        </draw:connector>
        <draw:connector draw:style-name="gr15" draw:text-style-name="P14" draw:layer="layout" svg:x1="11.6cm" svg:y1="3.299cm" svg:x2="14.1cm" svg:y2="4.198cm" draw:start-shape="id6" draw:start-glue-point="10" draw:end-shape="id4" draw:end-glue-point="0" svg:d="M11600 3299h2500v899" svg:viewBox="0 0 2501 900">
          <text:p/>
        </draw:connector>
        <draw:connector draw:style-name="gr14" draw:text-style-name="P13" draw:layer="layout" svg:x1="13cm" svg:y1="10.598cm" svg:x2="3.4cm" svg:y2="7.798cm" draw:start-shape="id3" draw:start-glue-point="3" draw:end-shape="id5" draw:end-glue-point="1" svg:d="M13000 10598h-4800v-2800h-4800" svg:viewBox="0 0 9601 2801">
          <text:p/>
        </draw:connector>
        <draw:frame draw:style-name="gr16" draw:text-style-name="P10" draw:layer="layout" svg:width="1cm" svg:height="1.731cm" svg:x="13cm" svg:y="8.502cm">
          <draw:text-box>
            <text:p><text:span text:style-name="T12">ɣ</text:span></text:p>
          </draw:text-box>
        </draw:frame>
        <presentation:notes draw:style-name="dp2">
          <draw:page-thumbnail draw:style-name="gr17"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18" draw:text-style-name="P1" draw:layer="layout" svg:width="20.2cm" svg:height="10.2cm" svg:x="3.85cm" svg:y="2.149cm">
          <text:p/>
          <draw:enhanced-geometry svg:viewBox="0 0 21600 21600" draw:type="rectangle" draw:enhanced-path="M 0 0 L 21600 0 21600 21600 0 21600 0 0 Z N"/>
        </draw:custom-shape>
        <draw:custom-shape draw:style-name="gr2" draw:text-style-name="P3" xml:id="id10" draw:id="id10" draw:layer="layout" svg:width="2.2cm" svg:height="1.599cm" svg:x="8cm" svg:y="4.799cm">
          <text:p text:style-name="P2"><text:span text:style-name="T13">S</text:span><text:span text:style-name="T14">C</text:span></text:p>
          <draw:enhanced-geometry svg:viewBox="0 0 21600 21600" draw:type="rectangle" draw:enhanced-path="M 0 0 L 21600 0 21600 21600 0 21600 0 0 Z N"/>
        </draw:custom-shape>
        <draw:custom-shape draw:style-name="gr2" draw:text-style-name="P4" xml:id="id9" draw:id="id9" draw:layer="layout" svg:width="2.2cm" svg:height="1.599cm" svg:x="8cm" svg:y="10.398cm">
          <text:p text:style-name="P2"><text:span text:style-name="T15">I</text:span><text:span text:style-name="T16">C</text:span></text:p>
          <draw:enhanced-geometry svg:viewBox="0 0 21600 21600" draw:type="rectangle" draw:enhanced-path="M 0 0 L 21600 0 21600 21600 0 21600 0 0 Z N"/>
        </draw:custom-shape>
        <draw:custom-shape draw:style-name="gr2" draw:text-style-name="P5" xml:id="id7" draw:id="id7" draw:layer="layout" svg:width="2.2cm" svg:height="1.599cm" svg:x="8cm" svg:y="7.599cm">
          <text:p text:style-name="P2"><text:span text:style-name="T17">E</text:span><text:span text:style-name="T18">C</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4.023cm" svg:height="1.2cm" draw:transform="skewX (0.0282743338823081) translate (11.834cm 0.599cm)">
          <text:p text:style-name="P2"><text:span text:style-name="T4">Farm</text:span><text:span text:style-name="T5">i</text:span></text:p>
          <draw:enhanced-geometry svg:viewBox="0 0 21600 21600" draw:mirror-horizontal="false" draw:mirror-vertical="false" draw:type="rectangle" draw:enhanced-path="M 0 0 L 21600 0 21600 21600 0 21600 0 0 Z N"/>
        </draw:custom-shape>
        <draw:custom-shape draw:style-name="gr6" draw:text-style-name="P8" xml:id="id8" draw:id="id8" draw:layer="layout" svg:width="2.6cm" svg:height="1.8cm" svg:x="7.8cm" svg:y="13.399cm">
          <text:p text:style-name="P2"><text:span text:style-name="T6">R</text:span></text:p>
          <text:p text:style-name="P2"><text:span text:style-name="T7">(</text:span><text:span text:style-name="T7">D</text:span><text:span text:style-name="T7">et</text:span><text:span text:style-name="T7">e</text:span><text:span text:style-name="T7">ct</text:span><text:span text:style-name="T7">e</text:span><text:span text:style-name="T7">d)</text:span></text:p>
          <draw:enhanced-geometry svg:viewBox="0 0 21600 21600" draw:type="rectangle" draw:enhanced-path="M 0 0 L 21600 0 21600 21600 0 21600 0 0 Z N"/>
        </draw:custom-shape>
        <draw:connector draw:style-name="gr7" draw:text-style-name="P9" draw:layer="layout" draw:line-skew="0cm 1.3cm" svg:x1="10.2cm" svg:y1="8.398cm" svg:x2="9.1cm" svg:y2="13.399cm" draw:start-shape="id7" draw:start-glue-point="1" draw:end-shape="id8" draw:end-glue-point="0" svg:d="M10200 8398h501v4200h-1601v801" svg:viewBox="0 0 1602 5002">
          <text:p/>
        </draw:connector>
        <draw:connector draw:style-name="gr8" draw:text-style-name="P2" draw:layer="layout" svg:x1="9.1cm" svg:y1="11.997cm" svg:x2="9.1cm" svg:y2="13.399cm" draw:start-shape="id9" draw:start-glue-point="2" draw:end-shape="id8" draw:end-glue-point="0" svg:d="M9100 11997v1402" svg:viewBox="0 0 1 1403">
          <text:p/>
        </draw:connector>
        <draw:frame draw:style-name="gr16" draw:text-style-name="P10" draw:layer="layout" svg:width="1cm" svg:height="1.731cm" svg:x="8cm" svg:y="8.998cm">
          <draw:text-box>
            <text:p><text:span text:style-name="T12">ɣ</text:span></text:p>
          </draw:text-box>
        </draw:frame>
        <draw:frame draw:style-name="gr9" draw:text-style-name="P10" draw:layer="layout" svg:width="1.2cm" svg:height="1.516cm" svg:x="8.2cm" svg:y="11.999cm">
          <draw:text-box>
            <text:p><text:span text:style-name="T8">ρ</text:span></text:p>
          </draw:text-box>
        </draw:frame>
        <draw:frame draw:style-name="gr10" draw:text-style-name="P10" draw:layer="layout" svg:width="2.4cm" svg:height="1.75cm" svg:x="10.701cm" svg:y="9.45cm">
          <draw:text-box>
            <text:p><text:span text:style-name="T8">ρ·ρ</text:span><text:span text:style-name="T9">E</text:span><text:span text:style-name="T8"> </text:span></text:p>
          </draw:text-box>
        </draw:frame>
        <draw:frame draw:style-name="gr10" draw:text-style-name="P10" draw:layer="layout" svg:width="1.6cm" svg:height="1.75cm" svg:x="7.8cm" svg:y="6.287cm">
          <draw:text-box>
            <text:p><text:span text:style-name="T8">λ</text:span><text:span text:style-name="T9">i</text:span><text:span text:style-name="T19">C</text:span></text:p>
          </draw:text-box>
        </draw:frame>
        <draw:custom-shape draw:style-name="gr19" draw:text-style-name="P11" xml:id="id12" draw:id="id12" draw:layer="layout" svg:width="2.2cm" svg:height="1.8cm" svg:x="5cm" svg:y="2.399cm">
          <text:p text:style-name="P2"><text:span text:style-name="T10">Births</text:span><text:span text:style-name="T2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xml:id="id11" draw:id="id11" draw:layer="layout" svg:width="2.2cm" svg:height="1.599cm" svg:x="0.6cm" svg:y="7.6cm">
          <text:p text:style-name="P2"><text:span text:style-name="T11">R</text:span></text:p>
          <text:p text:style-name="P2"><text:span text:style-name="T11">(Death)</text:span></text:p>
          <draw:enhanced-geometry svg:viewBox="0 0 21600 21600" draw:type="rectangle" draw:enhanced-path="M 0 0 L 21600 0 21600 21600 0 21600 0 0 Z N"/>
        </draw:custom-shape>
        <draw:connector draw:style-name="gr13" draw:text-style-name="P13" draw:layer="layout" svg:x1="8cm" svg:y1="5.598cm" svg:x2="2.8cm" svg:y2="8.399cm" draw:start-shape="id10" draw:end-shape="id11" draw:end-glue-point="1" svg:d="M8000 5598h-2600v2801h-2600" svg:viewBox="0 0 5201 2802">
          <text:p/>
        </draw:connector>
        <draw:connector draw:style-name="gr14" draw:text-style-name="P13" draw:layer="layout" svg:x1="8cm" svg:y1="8.398cm" svg:x2="2.8cm" svg:y2="8.399cm" draw:start-shape="id7" draw:start-glue-point="3" draw:end-shape="id11" draw:end-glue-point="1" svg:d="M8000 8398h-2600v1h-2600" svg:viewBox="0 0 5201 2">
          <text:p/>
        </draw:connector>
        <draw:connector draw:style-name="gr15" draw:text-style-name="P14" draw:layer="layout" svg:x1="7.2cm" svg:y1="3.299cm" svg:x2="9.1cm" svg:y2="4.799cm" draw:start-shape="id12" draw:start-glue-point="10" draw:end-shape="id10" draw:end-glue-point="0" svg:d="M7200 3299h1900v1500" svg:viewBox="0 0 1901 1501">
          <text:p/>
        </draw:connector>
        <draw:connector draw:style-name="gr14" draw:text-style-name="P13" draw:layer="layout" svg:x1="8cm" svg:y1="11.197cm" svg:x2="2.8cm" svg:y2="8.399cm" draw:start-shape="id9" draw:start-glue-point="3" draw:end-shape="id11" draw:end-glue-point="1" svg:d="M8000 11197h-2600v-2798h-2600" svg:viewBox="0 0 5201 2799">
          <text:p/>
        </draw:connector>
        <draw:connector draw:style-name="gr20" draw:text-style-name="P14" draw:layer="layout" draw:type="line" svg:x1="9.1cm" svg:y1="6.398cm" svg:x2="9.1cm" svg:y2="7.599cm" draw:start-shape="id10" draw:start-glue-point="2" draw:end-shape="id7" draw:end-glue-point="0" svg:d="M9100 6398v1201" svg:viewBox="0 0 1 1202">
          <text:p/>
        </draw:connector>
        <draw:connector draw:style-name="gr21" draw:text-style-name="P14" draw:layer="layout" draw:type="line" svg:x1="9.1cm" svg:y1="9.198cm" svg:x2="9.1cm" svg:y2="10.398cm" draw:start-shape="id7" draw:start-glue-point="2" draw:end-shape="id9" draw:end-glue-point="0" svg:d="M9100 9198v1200" svg:viewBox="0 0 1 1201">
          <text:p/>
        </draw:connector>
        <draw:custom-shape draw:style-name="gr2" draw:text-style-name="P3" xml:id="id13" draw:id="id13" draw:layer="layout" svg:width="2.2cm" svg:height="1.599cm" svg:x="19.4cm" svg:y="4.599cm">
          <text:p text:style-name="P2"><text:span text:style-name="T13">S</text:span><text:span text:style-name="T14">b</text:span></text:p>
          <draw:enhanced-geometry svg:viewBox="0 0 21600 21600" draw:type="rectangle" draw:enhanced-path="M 0 0 L 21600 0 21600 21600 0 21600 0 0 Z N"/>
        </draw:custom-shape>
        <draw:custom-shape draw:style-name="gr2" draw:text-style-name="P4" xml:id="id15" draw:id="id15" draw:layer="layout" svg:width="2.2cm" svg:height="1.599cm" svg:x="19.4cm" svg:y="10.199cm">
          <text:p text:style-name="P2"><text:span text:style-name="T15">I</text:span><text:span text:style-name="T16">b</text:span></text:p>
          <draw:enhanced-geometry svg:viewBox="0 0 21600 21600" draw:type="rectangle" draw:enhanced-path="M 0 0 L 21600 0 21600 21600 0 21600 0 0 Z N"/>
        </draw:custom-shape>
        <draw:custom-shape draw:style-name="gr2" draw:text-style-name="P5" xml:id="id14" draw:id="id14" draw:layer="layout" svg:width="2.2cm" svg:height="1.599cm" svg:x="19.4cm" svg:y="7.399cm">
          <text:p text:style-name="P2"><text:span text:style-name="T17">E</text:span><text:span text:style-name="T18">b</text:span></text:p>
          <draw:enhanced-geometry svg:viewBox="0 0 21600 21600" draw:mirror-horizontal="false" draw:mirror-vertical="false" draw:type="rectangle" draw:enhanced-path="M 0 0 L 21600 0 21600 21600 0 21600 0 0 Z N"/>
        </draw:custom-shape>
        <draw:frame draw:style-name="gr16" draw:text-style-name="P10" draw:layer="layout" svg:width="1cm" svg:height="1.731cm" svg:x="19.4cm" svg:y="8.799cm">
          <draw:text-box>
            <text:p><text:span text:style-name="T12">ɣ</text:span></text:p>
          </draw:text-box>
        </draw:frame>
        <draw:frame draw:style-name="gr10" draw:text-style-name="P10" draw:layer="layout" svg:width="1.6cm" svg:height="1.75cm" svg:x="19cm" svg:y="6.199cm">
          <draw:text-box>
            <text:p><text:span text:style-name="T8">λ</text:span><text:span text:style-name="T9">i</text:span><text:span text:style-name="T19">b</text:span></text:p>
          </draw:text-box>
        </draw:frame>
        <draw:connector draw:style-name="gr20" draw:text-style-name="P14" draw:layer="layout" draw:type="line" svg:x1="20.5cm" svg:y1="6.198cm" svg:x2="20.5cm" svg:y2="7.399cm" draw:start-shape="id13" draw:start-glue-point="2" draw:end-shape="id14" draw:end-glue-point="0" svg:d="M20500 6198v1201" svg:viewBox="0 0 1 1202">
          <text:p/>
        </draw:connector>
        <draw:connector draw:style-name="gr21" draw:text-style-name="P14" draw:layer="layout" draw:type="line" svg:x1="20.5cm" svg:y1="8.998cm" svg:x2="20.5cm" svg:y2="10.199cm" draw:start-shape="id14" draw:start-glue-point="2" draw:end-shape="id15" draw:end-glue-point="0" svg:d="M20500 8998v1201" svg:viewBox="0 0 1 1202">
          <text:p/>
        </draw:connector>
        <draw:custom-shape draw:style-name="gr19" draw:text-style-name="P11" xml:id="id16" draw:id="id16" draw:layer="layout" svg:width="2.2cm" svg:height="1.8cm" svg:x="16.2cm" svg:y="2.399cm">
          <text:p text:style-name="P2"><text:span text:style-name="T10">Births</text:span><text:span text:style-name="T2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6" xml:id="id17" draw:id="id17" draw:layer="layout" draw:type="line" svg:x1="18.4cm" svg:y1="3.299cm" svg:x2="18.4cm" svg:y2="3.299cm" draw:start-shape="id16" draw:start-glue-point="10" draw:end-shape="id16" draw:end-glue-point="10" svg:d="M18400 3299z" svg:viewBox="0 0 1 1">
          <text:p/>
        </draw:connector>
        <draw:connector draw:style-name="gr15" draw:text-style-name="P14" draw:layer="layout" draw:line-skew="-0.65cm" svg:x1="18.4cm" svg:y1="3.299cm" svg:x2="20.5cm" svg:y2="4.599cm" draw:start-shape="id17" draw:start-glue-point="0" draw:end-shape="id13" draw:end-glue-point="0" svg:d="M18400 3299h2100v1300" svg:viewBox="0 0 2101 1301">
          <text:p/>
        </draw:connector>
        <draw:custom-shape draw:style-name="gr12" draw:text-style-name="P12" xml:id="id18" draw:id="id18" draw:layer="layout" svg:width="2.2cm" svg:height="1.599cm" svg:x="25cm" svg:y="7.399cm">
          <text:p text:style-name="P2"><text:span text:style-name="T11">R</text:span></text:p>
          <text:p text:style-name="P2"><text:span text:style-name="T11">(Death)</text:span></text:p>
          <draw:enhanced-geometry svg:viewBox="0 0 21600 21600" draw:type="rectangle" draw:enhanced-path="M 0 0 L 21600 0 21600 21600 0 21600 0 0 Z N"/>
        </draw:custom-shape>
        <draw:connector draw:style-name="gr15" draw:text-style-name="P14" draw:layer="layout" draw:line-skew="-0.7cm" svg:x1="21.6cm" svg:y1="5.398cm" svg:x2="25cm" svg:y2="8.198cm" draw:start-shape="id13" draw:start-glue-point="1" draw:end-shape="id18" draw:end-glue-point="3" svg:d="M21600 5398h1000v2800h2400" svg:viewBox="0 0 3401 2801">
          <text:p/>
        </draw:connector>
        <draw:connector draw:style-name="gr22" draw:text-style-name="P13" draw:layer="layout" draw:line-skew="-0.7cm" svg:x1="21.6cm" svg:y1="10.998cm" svg:x2="25cm" svg:y2="8.198cm" draw:start-shape="id15" draw:start-glue-point="1" draw:end-shape="id18" draw:end-glue-point="3" svg:d="M21600 10998h1000v-2800h2400" svg:viewBox="0 0 3401 2801">
          <text:p/>
        </draw:connector>
        <draw:connector draw:style-name="gr22" draw:text-style-name="P13" draw:layer="layout" svg:x1="21.6cm" svg:y1="8.198cm" svg:x2="25cm" svg:y2="8.198cm" draw:start-shape="id14" draw:start-glue-point="1" draw:end-shape="id18" draw:end-glue-point="3" svg:d="M21600 8198h3400" svg:viewBox="0 0 3401 1">
          <text:p/>
        </draw:connector>
        <draw:frame draw:style-name="gr23" draw:text-style-name="P10" draw:layer="layout" svg:width="1.6cm" svg:height="2.006cm" svg:x="19.2cm" svg:y="1.999cm">
          <draw:text-box>
            <text:p><text:span text:style-name="T21">ϴ</text:span><text:span text:style-name="T22">b</text:span></text:p>
          </draw:text-box>
        </draw:frame>
        <draw:frame draw:style-name="gr23" draw:text-style-name="P10" draw:layer="layout" svg:width="1.6cm" svg:height="2.006cm" svg:x="22.8cm" svg:y="6.799cm">
          <draw:text-box>
            <text:p><text:span text:style-name="T21">ϴ</text:span><text:span text:style-name="T22">d</text:span></text:p>
          </draw:text-box>
        </draw:frame>
        <presentation:notes draw:style-name="dp2">
          <draw:page-thumbnail draw:style-name="gr17"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custom-shape draw:style-name="gr24" draw:text-style-name="P1" draw:layer="layout" svg:width="26.8cm" svg:height="14.199cm" svg:x="0.6cm" svg:y="0.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5cm" svg:height="2.801cm" svg:x="21.2cm" svg:y="5.598cm">
          <text:p text:style-name="P2"><text:span text:style-name="T23">Farm</text:span><text:span text:style-name="T5">i3</text:span></text:p>
          <draw:enhanced-geometry svg:viewBox="0 0 21600 21600" draw:type="rectangle" draw:enhanced-path="M 0 0 L 21600 0 21600 21600 0 21600 0 0 Z N"/>
        </draw:custom-shape>
        <draw:custom-shape draw:style-name="gr26" draw:text-style-name="P1" draw:layer="layout" svg:width="10.8cm" svg:height="9.4cm" svg:x="8.8cm" svg:y="2.799cm">
          <text:p/>
          <draw:enhanced-geometry svg:viewBox="0 0 21600 21600" draw:type="rectangle" draw:enhanced-path="M 0 0 L 21600 0 21600 21600 0 21600 0 0 Z N"/>
        </draw:custom-shape>
        <draw:line draw:style-name="gr27" draw:text-style-name="P18" draw:layer="layout" svg:x1="7cm" svg:y1="5.999cm" svg:x2="8.8cm" svg:y2="5.999cm">
          <text:p/>
        </draw:line>
        <draw:line draw:style-name="gr27" draw:text-style-name="P18" draw:layer="layout" svg:x1="8.8cm" svg:y1="7.399cm" svg:x2="7cm" svg:y2="7.399cm">
          <text:p/>
        </draw:line>
        <draw:line draw:style-name="gr28" draw:text-style-name="P6" draw:layer="layout" svg:x1="19.6cm" svg:y1="6.399cm" svg:x2="21.2cm" svg:y2="6.399cm">
          <text:p/>
        </draw:line>
        <draw:line draw:style-name="gr28" draw:text-style-name="P6" draw:layer="layout" svg:x1="21.2cm" svg:y1="7.599cm" svg:x2="19.6cm" svg:y2="7.599cm">
          <text:p/>
        </draw:line>
        <draw:line draw:style-name="gr28" draw:text-style-name="P6" draw:layer="layout" svg:x1="11.4cm" svg:y1="0.001cm" svg:x2="11.4cm" svg:y2="2.801cm">
          <text:p/>
        </draw:line>
        <draw:line draw:style-name="gr28" draw:text-style-name="P6" draw:layer="layout" svg:x1="16.4cm" svg:y1="2.8cm" svg:x2="16.4cm" svg:y2="0cm">
          <text:p/>
        </draw:line>
        <draw:line draw:style-name="gr29" draw:text-style-name="P6" draw:layer="layout" svg:x1="15.2cm" svg:y1="4.398cm" svg:x2="19.6cm" svg:y2="6.398cm">
          <text:p/>
        </draw:line>
        <draw:line draw:style-name="gr30" draw:text-style-name="P6" draw:layer="layout" svg:x1="15.2cm" svg:y1="6.998cm" svg:x2="19.6cm" svg:y2="6.398cm">
          <text:p/>
        </draw:line>
        <draw:line draw:style-name="gr31" draw:text-style-name="P6" draw:layer="layout" svg:x1="15.2cm" svg:y1="9.999cm" svg:x2="19.6cm" svg:y2="6.399cm">
          <text:p/>
        </draw:line>
        <draw:line draw:style-name="gr32" draw:text-style-name="P6" draw:layer="layout" svg:x1="8.8cm" svg:y1="5.999cm" svg:x2="13cm" svg:y2="4.399cm">
          <text:p/>
        </draw:line>
        <draw:line draw:style-name="gr32" draw:text-style-name="P6" draw:layer="layout" svg:x1="8.8cm" svg:y1="5.999cm" svg:x2="13cm" svg:y2="7.199cm">
          <text:p/>
        </draw:line>
        <draw:line draw:style-name="gr32" draw:text-style-name="P6" draw:layer="layout" svg:x1="8.8cm" svg:y1="5.999cm" svg:x2="13cm" svg:y2="9.999cm">
          <text:p/>
        </draw:line>
        <draw:line draw:style-name="gr33" draw:text-style-name="P18" draw:layer="layout" svg:x1="8.8cm" svg:y1="7.399cm" svg:x2="9.2cm" svg:y2="7.199cm">
          <text:p/>
        </draw:line>
        <draw:line draw:style-name="gr33" draw:text-style-name="P18" draw:layer="layout" svg:x1="8.8cm" svg:y1="7.399cm" svg:x2="9.2cm" svg:y2="7.399cm">
          <text:p/>
        </draw:line>
        <draw:line draw:style-name="gr33" draw:text-style-name="P18" draw:layer="layout" svg:x1="8.8cm" svg:y1="7.399cm" svg:x2="9.2cm" svg:y2="7.599cm">
          <text:p/>
        </draw:line>
        <draw:line draw:style-name="gr34" draw:text-style-name="P6" draw:layer="layout" svg:x1="19.6cm" svg:y1="7.615cm" svg:x2="19.192cm" svg:y2="7.798cm">
          <text:p/>
        </draw:line>
        <draw:line draw:style-name="gr34" draw:text-style-name="P6" draw:layer="layout" svg:x1="19.6cm" svg:y1="7.615cm" svg:x2="19.2cm" svg:y2="7.598cm">
          <text:p/>
        </draw:line>
        <draw:line draw:style-name="gr34" draw:text-style-name="P6" draw:layer="layout" svg:x1="19.599cm" svg:y1="7.616cm" svg:x2="19.208cm" svg:y2="7.399cm">
          <text:p/>
        </draw:line>
        <draw:custom-shape draw:style-name="gr35" draw:text-style-name="P19" draw:layer="layout" svg:width="3.2cm" svg:height="0.6cm" draw:transform="rotate (0.448549617762543) translate (2.856cm 2.658cm)">
          <text:p text:style-name="P2"><text:span text:style-name="T24">PARISH j</text:span></text:p>
          <draw:enhanced-geometry svg:viewBox="0 0 21600 21600" draw:type="rectangle" draw:enhanced-path="M 0 0 L 21600 0 21600 21600 0 21600 0 0 Z N"/>
        </draw:custom-shape>
        <draw:custom-shape draw:style-name="gr5" draw:text-style-name="P7" draw:layer="layout" svg:width="4.023cm" svg:height="1.2cm" draw:transform="skewX (0.0282743338823081) translate (12.04cm 1.4cm)">
          <text:p text:style-name="P2"><text:span text:style-name="T4">Farm</text:span><text:span text:style-name="T5">i1</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5cm" svg:height="2.801cm" svg:x="2cm" svg:y="5.398cm">
          <text:p text:style-name="P2"><text:span text:style-name="T23">Farm</text:span><text:span text:style-name="T5">i2</text:span></text:p>
          <draw:enhanced-geometry svg:viewBox="0 0 21600 21600" draw:type="rectangle" draw:enhanced-path="M 0 0 L 21600 0 21600 21600 0 21600 0 0 Z N"/>
        </draw:custom-shape>
        <draw:line draw:style-name="gr36" draw:text-style-name="P6" draw:layer="layout" svg:x1="11.2cm" svg:y1="3.999cm" svg:x2="13cm" svg:y2="4.199cm">
          <text:p/>
        </draw:line>
        <draw:custom-shape draw:style-name="gr11" draw:text-style-name="P11" draw:layer="layout" svg:width="2cm" svg:height="1.8cm" svg:x="9.2cm" svg:y="2.998cm">
          <text:p text:style-name="P2"><text:span text:style-name="T10">Birt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2" draw:layer="layout" svg:width="2.2cm" svg:height="1.599cm" svg:x="17cm" svg:y="2.998cm">
          <text:p text:style-name="P2"><text:span text:style-name="T11">Badgers</text:span></text:p>
          <draw:enhanced-geometry svg:viewBox="0 0 21600 21600" draw:type="rectangle" draw:enhanced-path="M 0 0 L 21600 0 21600 21600 0 21600 0 0 Z N"/>
        </draw:custom-shape>
        <draw:custom-shape draw:style-name="gr2" draw:text-style-name="P3" xml:id="id21" draw:id="id21" draw:layer="layout" svg:width="2.2cm" svg:height="1.599cm" svg:x="13cm" svg:y="3.399cm">
          <text:p text:style-name="P2"><text:span text:style-name="T13">S</text:span><text:span text:style-name="T14">C</text:span></text:p>
          <draw:enhanced-geometry svg:viewBox="0 0 21600 21600" draw:type="rectangle" draw:enhanced-path="M 0 0 L 21600 0 21600 21600 0 21600 0 0 Z N"/>
        </draw:custom-shape>
        <draw:connector draw:style-name="gr7" draw:text-style-name="P9" draw:layer="layout" draw:line-skew="-0.101cm 1.4cm" svg:x1="15.2cm" svg:y1="7.198cm" svg:x2="15.1cm" svg:y2="12.998cm" draw:start-shape="id19" draw:start-glue-point="1" draw:end-shape="id20" draw:end-glue-point="0" svg:d="M15200 7198h400v4700h-500v1100" svg:viewBox="0 0 501 5801">
          <text:p/>
        </draw:connector>
        <draw:custom-shape draw:style-name="gr2" draw:text-style-name="P4" xml:id="id22" draw:id="id22" draw:layer="layout" svg:width="2.2cm" svg:height="1.599cm" svg:x="13cm" svg:y="9.198cm">
          <text:p text:style-name="P2"><text:span text:style-name="T15">I</text:span><text:span text:style-name="T16">C</text:span></text:p>
          <draw:enhanced-geometry svg:viewBox="0 0 21600 21600" draw:type="rectangle" draw:enhanced-path="M 0 0 L 21600 0 21600 21600 0 21600 0 0 Z N"/>
        </draw:custom-shape>
        <draw:custom-shape draw:style-name="gr2" draw:text-style-name="P5" xml:id="id19" draw:id="id19" draw:layer="layout" svg:width="2.2cm" svg:height="1.599cm" svg:x="13cm" svg:y="6.399cm">
          <text:p text:style-name="P2"><text:span text:style-name="T17">E</text:span><text:span text:style-name="T18">C</text:span></text:p>
          <draw:enhanced-geometry svg:viewBox="0 0 21600 21600" draw:mirror-horizontal="false" draw:mirror-vertical="false" draw:type="rectangle" draw:enhanced-path="M 0 0 L 21600 0 21600 21600 0 21600 0 0 Z N"/>
        </draw:custom-shape>
        <draw:custom-shape draw:style-name="gr6" draw:text-style-name="P8" xml:id="id20" draw:id="id20" draw:layer="layout" svg:width="2.6cm" svg:height="1.8cm" svg:x="13.8cm" svg:y="12.998cm">
          <text:p text:style-name="P2"><text:span text:style-name="T6">R</text:span></text:p>
          <text:p text:style-name="P2"><text:span text:style-name="T7">(Detected)</text:span></text:p>
          <draw:enhanced-geometry svg:viewBox="0 0 21600 21600" draw:type="rectangle" draw:enhanced-path="M 0 0 L 21600 0 21600 21600 0 21600 0 0 Z N"/>
        </draw:custom-shape>
        <draw:frame draw:style-name="gr16" draw:text-style-name="P10" draw:layer="layout" svg:width="1cm" svg:height="1.731cm" svg:x="13cm" svg:y="7.798cm">
          <draw:text-box>
            <text:p><text:span text:style-name="T12">ɣ</text:span></text:p>
          </draw:text-box>
        </draw:frame>
        <draw:frame draw:style-name="gr9" draw:text-style-name="P10" draw:layer="layout" svg:width="1.2cm" svg:height="1.516cm" svg:x="13.4cm" svg:y="10.624cm">
          <draw:text-box>
            <text:p><text:span text:style-name="T8">ρ</text:span></text:p>
          </draw:text-box>
        </draw:frame>
        <draw:frame draw:style-name="gr10" draw:text-style-name="P10" draw:layer="layout" svg:width="2.4cm" svg:height="1.75cm" svg:x="15.6cm" svg:y="10.198cm">
          <draw:text-box>
            <text:p><text:span text:style-name="T8">ρ·ρ</text:span><text:span text:style-name="T9">E</text:span><text:span text:style-name="T8"> </text:span></text:p>
          </draw:text-box>
        </draw:frame>
        <draw:frame draw:style-name="gr10" draw:text-style-name="P10" draw:layer="layout" svg:width="1.6cm" svg:height="1.75cm" svg:x="12.8cm" svg:y="5.088cm">
          <draw:text-box>
            <text:p><text:span text:style-name="T8">λ</text:span><text:span text:style-name="T9">i</text:span><text:span text:style-name="T19">C</text:span></text:p>
          </draw:text-box>
        </draw:frame>
        <draw:connector draw:style-name="gr20" draw:text-style-name="P14" draw:layer="layout" draw:type="line" svg:x1="14.1cm" svg:y1="4.998cm" svg:x2="14.1cm" svg:y2="6.399cm" draw:start-shape="id21" draw:start-glue-point="2" draw:end-shape="id19" draw:end-glue-point="0" svg:d="M14100 4998v1401" svg:viewBox="0 0 1 1402">
          <text:p/>
        </draw:connector>
        <draw:connector draw:style-name="gr21" draw:text-style-name="P14" draw:layer="layout" draw:type="line" svg:x1="14.1cm" svg:y1="7.998cm" svg:x2="14.1cm" svg:y2="9.198cm" draw:start-shape="id19" draw:start-glue-point="2" draw:end-shape="id22" draw:end-glue-point="0" svg:d="M14100 7998v1200" svg:viewBox="0 0 1 1201">
          <text:p/>
        </draw:connector>
        <draw:connector draw:style-name="gr8" draw:text-style-name="P2" draw:layer="layout" draw:line-skew="0.25cm" svg:x1="14.1cm" svg:y1="10.8cm" svg:x2="15.1cm" svg:y2="12.998cm" draw:end-shape="id20" draw:end-glue-point="0" svg:d="M14100 10800v1099h1000v1099" svg:viewBox="0 0 1001 2199">
          <text:p/>
        </draw:connector>
        <draw:custom-shape draw:style-name="gr37" draw:text-style-name="P12" draw:layer="layout" svg:width="2.6cm" svg:height="1.8cm" svg:x="11cm" svg:y="12.998cm">
          <text:p text:style-name="P2"><text:span text:style-name="T11">R</text:span></text:p>
          <text:p text:style-name="P2"><text:span text:style-name="T25">(Death)</text:span></text:p>
          <draw:enhanced-geometry svg:viewBox="0 0 21600 21600" draw:type="rectangle" draw:enhanced-path="M 0 0 L 21600 0 21600 21600 0 21600 0 0 Z N"/>
        </draw:custom-shape>
        <draw:line draw:style-name="gr38" draw:text-style-name="P18" draw:layer="layout" svg:x1="12.4cm" svg:y1="12.199cm" svg:x2="12.4cm" svg:y2="12.999cm">
          <text:p/>
        </draw:line>
        <draw:line draw:style-name="gr39" draw:text-style-name="P14" draw:layer="layout" svg:x1="12.4cm" svg:y1="12.198cm" svg:x2="12cm" svg:y2="11.798cm">
          <text:p/>
        </draw:line>
        <draw:line draw:style-name="gr39" draw:text-style-name="P14" draw:layer="layout" svg:x1="12.401cm" svg:y1="12.198cm" svg:x2="12.401cm" svg:y2="11.798cm">
          <text:p/>
        </draw:line>
        <draw:line draw:style-name="gr39" draw:text-style-name="P14" draw:layer="layout" svg:x1="12.4cm" svg:y1="12.198cm" svg:x2="12.8cm" svg:y2="11.798cm">
          <text:p/>
        </draw:line>
        <draw:frame draw:style-name="gr40" draw:text-style-name="P20" draw:layer="layout" svg:width="1cm" svg:height="1.623cm" svg:x="21.8cm" svg:y="10.302cm">
          <draw:text-box>
            <text:p><text:span text:style-name="T26">Ƒ</text:span></text:p>
          </draw:text-box>
        </draw:frame>
        <draw:custom-shape draw:style-name="gr41" draw:text-style-name="P21" draw:layer="layout" svg:width="1cm" svg:height="1cm" draw:transform="skewX (-0.00104719755119657) rotate (0.218689755274889) translate (22.407cm 9.81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21" draw:layer="layout" svg:width="1cm" svg:height="0.999cm" draw:transform="rotate (0.218689755274889) translate (20.799cm 11.62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21" draw:layer="layout" svg:width="1cm" svg:height="0.999cm" draw:transform="rotate (0.218689755274889) translate (22.407cm 11.59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21" draw:layer="layout" svg:width="1cm" svg:height="0.999cm" draw:transform="rotate (0.218689755274889) translate (20.8cm 9.824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7"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custom-shape draw:style-name="gr43" draw:text-style-name="P1" xml:id="id23" draw:id="id23" draw:layer="layout" svg:width="5.4cm" svg:height="2.999cm" svg:x="11.8cm" svg:y="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4.023cm" svg:height="1.2cm" draw:transform="skewX (0.0282743338823081) translate (12.434cm 4.9cm)">
          <text:p text:style-name="P2"><text:span text:style-name="T4">Parish</text:span><text:span text:style-name="T5">j1</text:span></text:p>
          <draw:enhanced-geometry svg:viewBox="0 0 21600 21600" draw:mirror-horizontal="false" draw:mirror-vertical="false" draw:type="rectangle" draw:enhanced-path="M 0 0 L 21600 0 21600 21600 0 21600 0 0 Z N"/>
        </draw:custom-shape>
        <draw:custom-shape draw:style-name="gr43" draw:text-style-name="P1" draw:layer="layout" svg:width="5.4cm" svg:height="2.999cm" svg:x="16.4cm" svg:y="9.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2" draw:layer="layout" svg:width="14.199cm" svg:height="19.4cm" draw:transform="rotate (-1.5707963267949) translate (24.1cm 0.7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7" draw:layer="layout" svg:width="4.023cm" svg:height="1.2cm" draw:transform="skewX (0.0282743338823081) translate (17.177cm 9.699cm)">
          <text:p text:style-name="P2"><text:span text:style-name="T4">Parish</text:span><text:span text:style-name="T5">j3</text:span></text:p>
          <draw:enhanced-geometry svg:viewBox="0 0 21600 21600" draw:mirror-horizontal="false" draw:mirror-vertical="false" draw:type="rectangle" draw:enhanced-path="M 0 0 L 21600 0 21600 21600 0 21600 0 0 Z N"/>
        </draw:custom-shape>
        <draw:custom-shape draw:style-name="gr43" draw:text-style-name="P1" draw:layer="layout" svg:width="5.4cm" svg:height="2.999cm" svg:x="7.4cm" svg:y="9.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4.023cm" svg:height="1.2cm" draw:transform="skewX (0.0282743338823081) translate (8.177cm 9.699cm)">
          <text:p text:style-name="P2"><text:span text:style-name="T4">Parish</text:span><text:span text:style-name="T5">j2</text:span></text:p>
          <draw:enhanced-geometry svg:viewBox="0 0 21600 21600" draw:mirror-horizontal="false" draw:mirror-vertical="false" draw:type="rectangle" draw:enhanced-path="M 0 0 L 21600 0 21600 21600 0 21600 0 0 Z N"/>
        </draw:custom-shape>
        <draw:custom-shape draw:style-name="gr45" draw:text-style-name="P7" draw:layer="layout" svg:width="4.022cm" svg:height="1.2cm" draw:transform="skewX (0.0275762021815103) rotate (0.343131730942085) translate (5.137cm 2.74cm)">
          <text:p text:style-name="P2"><text:span text:style-name="T4">County</text:span><text:span text:style-name="T5">k</text:span></text:p>
          <draw:enhanced-geometry svg:viewBox="0 0 21600 21600" draw:mirror-horizontal="false" draw:mirror-vertical="false" draw:type="rectangle" draw:enhanced-path="M 0 0 L 21600 0 21600 21600 0 21600 0 0 Z N"/>
        </draw:custom-shape>
        <draw:connector draw:style-name="gr46" draw:text-style-name="P14" draw:layer="layout" draw:type="line" svg:x1="12.59cm" svg:y1="4.838cm" svg:x2="12.549cm" svg:y2="0.328cm" draw:start-shape="id23" draw:start-glue-point="5" svg:d="M12590 4838l-41-4510" svg:viewBox="0 0 42 4511">
          <text:p/>
        </draw:connector>
        <draw:connector draw:style-name="gr46" draw:text-style-name="P14" draw:layer="layout" draw:type="line" svg:x1="16.405cm" svg:y1="0.328cm" svg:x2="16.41cm" svg:y2="4.838cm" draw:end-shape="id23" draw:end-glue-point="11" svg:d="M16405 328l5 4510" svg:viewBox="0 0 6 4511">
          <text:p/>
        </draw:connector>
        <draw:line draw:style-name="gr46" draw:text-style-name="P14" draw:layer="layout" svg:x1="12cm" svg:y1="6.399cm" svg:x2="10.4cm" svg:y2="9.199cm">
          <text:p/>
        </draw:line>
        <draw:line draw:style-name="gr46" draw:text-style-name="P14" draw:layer="layout" svg:x1="12.8cm" svg:y1="11.199cm" svg:x2="16.6cm" svg:y2="11.199cm">
          <text:p/>
        </draw:line>
        <draw:line draw:style-name="gr46" draw:text-style-name="P14" draw:layer="layout" svg:x1="18.6cm" svg:y1="9.198cm" svg:x2="17cm" svg:y2="6.598cm">
          <text:p/>
        </draw:line>
        <draw:line draw:style-name="gr46" draw:text-style-name="P14" draw:layer="layout" svg:x1="11.4cm" svg:y1="9.399cm" svg:x2="12.8cm" svg:y2="6.999cm">
          <text:p/>
        </draw:line>
        <draw:line draw:style-name="gr46" draw:text-style-name="P14" draw:layer="layout" svg:x1="16.2cm" svg:y1="6.999cm" svg:x2="17.6cm" svg:y2="9.399cm">
          <text:p/>
        </draw:line>
        <draw:line draw:style-name="gr46" draw:text-style-name="P14" draw:layer="layout" svg:x1="16.5cm" svg:y1="10.199cm" svg:x2="12.7cm" svg:y2="10.199cm">
          <text:p/>
        </draw:line>
        <draw:frame draw:style-name="gr47" draw:text-style-name="P23" draw:layer="layout" svg:width="0.356cm" svg:height="1.093cm" svg:x="19.035cm" svg:y="10.999cm">
          <draw:text-box>
            <text:p><text:span text:style-name="T27">Ƒ</text:span></text:p>
          </draw:text-box>
        </draw:frame>
        <draw:custom-shape draw:style-name="gr48" draw:text-style-name="P21" draw:layer="layout" svg:width="0.356cm" svg:height="0.357cm" draw:transform="skewX (-0.00558505360638183) rotate (0.218689755274889) translate (19.391cm 10.87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9" draw:text-style-name="P21" draw:layer="layout" svg:width="0.356cm" svg:height="0.35cm" draw:transform="rotate (0.218689755274889) translate (18.642cm 11.65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0" draw:text-style-name="P21" draw:layer="layout" svg:width="0.356cm" svg:height="0.355cm" draw:transform="skewX (-0.00279252680319092) rotate (0.218689755274889) translate (19.391cm 11.64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1" draw:text-style-name="P21" draw:layer="layout" svg:width="0.356cm" svg:height="0.354cm" draw:transform="skewX (0.00855211333477226) rotate (0.218689755274889) translate (18.617cm 10.875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7" draw:text-style-name="P23" draw:layer="layout" svg:width="0.356cm" svg:height="1.093cm" svg:x="9.818cm" svg:y="10.999cm">
          <draw:text-box>
            <text:p><text:span text:style-name="T27">Ƒ</text:span></text:p>
          </draw:text-box>
        </draw:frame>
        <draw:custom-shape draw:style-name="gr48" draw:text-style-name="P21" draw:layer="layout" svg:width="0.356cm" svg:height="0.357cm" draw:transform="skewX (-0.00558505360638183) rotate (0.218689755274889) translate (10.174cm 10.87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9" draw:text-style-name="P21" draw:layer="layout" svg:width="0.356cm" svg:height="0.35cm" draw:transform="rotate (0.218689755274889) translate (9.425cm 11.65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0" draw:text-style-name="P21" draw:layer="layout" svg:width="0.356cm" svg:height="0.355cm" draw:transform="skewX (-0.00279252680319092) rotate (0.218689755274889) translate (10.174cm 11.64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1" draw:text-style-name="P21" draw:layer="layout" svg:width="0.356cm" svg:height="0.354cm" draw:transform="skewX (0.00855211333477226) rotate (0.218689755274889) translate (9.4cm 10.875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7" draw:text-style-name="P23" draw:layer="layout" svg:width="0.356cm" svg:height="1.093cm" svg:x="14.214cm" svg:y="6.199cm">
          <draw:text-box>
            <text:p><text:span text:style-name="T27">Ƒ</text:span></text:p>
          </draw:text-box>
        </draw:frame>
        <draw:custom-shape draw:style-name="gr48" draw:text-style-name="P21" draw:layer="layout" svg:width="0.356cm" svg:height="0.357cm" draw:transform="skewX (-0.00558505360638183) rotate (0.218689755274889) translate (14.57cm 6.07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9" draw:text-style-name="P21" draw:layer="layout" svg:width="0.356cm" svg:height="0.35cm" draw:transform="rotate (0.218689755274889) translate (13.821cm 6.85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0" draw:text-style-name="P21" draw:layer="layout" svg:width="0.356cm" svg:height="0.355cm" draw:transform="skewX (-0.00279252680319092) rotate (0.218689755274889) translate (14.57cm 6.8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1" draw:text-style-name="P21" draw:layer="layout" svg:width="0.356cm" svg:height="0.354cm" draw:transform="skewX (0.00855211333477226) rotate (0.218689755274889) translate (13.796cm 6.076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7"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custom-shape draw:style-name="gr52" draw:text-style-name="P22" draw:layer="layout" svg:width="7.7cm" svg:height="7.699cm" draw:transform="rotate (-1.5707963267949) translate (18.299cm 7.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3" draw:text-style-name="P7" draw:layer="layout" svg:width="5.957cm" svg:height="1.778cm" draw:transform="skewX (0.028623399732707) rotate (0.343131730942085) translate (11.25cm 11.107cm)">
          <text:p text:style-name="P2"><text:span text:style-name="T4">County</text:span><text:span text:style-name="T5">i</text:span></text:p>
          <draw:enhanced-geometry svg:viewBox="0 0 21600 21600" draw:mirror-horizontal="false" draw:mirror-vertical="false" draw:type="rectangle" draw:enhanced-path="M 0 0 L 21600 0 21600 21600 0 21600 0 0 Z N"/>
        </draw:custom-shape>
        <draw:custom-shape draw:style-name="gr52" draw:text-style-name="P22" draw:layer="layout" svg:width="7.7cm" svg:height="7.699cm" draw:transform="rotate (-1.5707963267949) translate (18.299cm 7.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3" draw:text-style-name="P7" draw:layer="layout" svg:width="5.957cm" svg:height="1.778cm" draw:transform="skewX (0.028623399732707) rotate (0.343131730942085) translate (11.25cm 11.107cm)">
          <text:p text:style-name="P2"><text:span text:style-name="T4">County</text:span><text:span text:style-name="T5">1</text:span></text:p>
          <draw:enhanced-geometry svg:viewBox="0 0 21600 21600" draw:mirror-horizontal="false" draw:mirror-vertical="false" draw:type="rectangle" draw:enhanced-path="M 0 0 L 21600 0 21600 21600 0 21600 0 0 Z N"/>
        </draw:custom-shape>
        <draw:custom-shape draw:style-name="gr52" draw:text-style-name="P22" draw:layer="layout" svg:width="7.7cm" svg:height="7.699cm" draw:transform="rotate (-1.5707963267949) translate (10.799cm 1.5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3" draw:text-style-name="P7" draw:layer="layout" svg:width="5.957cm" svg:height="1.778cm" draw:transform="skewX (0.028623399732707) rotate (0.343131730942085) translate (3.75cm 5.205cm)">
          <text:p text:style-name="P2"><text:span text:style-name="T4">County</text:span><text:span text:style-name="T5">i</text:span></text:p>
          <draw:enhanced-geometry svg:viewBox="0 0 21600 21600" draw:mirror-horizontal="false" draw:mirror-vertical="false" draw:type="rectangle" draw:enhanced-path="M 0 0 L 21600 0 21600 21600 0 21600 0 0 Z N"/>
        </draw:custom-shape>
        <draw:custom-shape draw:style-name="gr52" draw:text-style-name="P22" draw:layer="layout" svg:width="7.7cm" svg:height="7.699cm" draw:transform="rotate (-1.5707963267949) translate (10.799cm 1.5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3" draw:text-style-name="P7" draw:layer="layout" svg:width="5.957cm" svg:height="1.778cm" draw:transform="skewX (0.028623399732707) rotate (0.343131730942085) translate (3.75cm 5.205cm)">
          <text:p text:style-name="P2"><text:span text:style-name="T4">County</text:span><text:span text:style-name="T5">2</text:span></text:p>
          <draw:enhanced-geometry svg:viewBox="0 0 21600 21600" draw:mirror-horizontal="false" draw:mirror-vertical="false" draw:type="rectangle" draw:enhanced-path="M 0 0 L 21600 0 21600 21600 0 21600 0 0 Z N"/>
        </draw:custom-shape>
        <draw:custom-shape draw:style-name="gr52" draw:text-style-name="P22" draw:layer="layout" svg:width="7.7cm" svg:height="7.699cm" draw:transform="rotate (-1.5707963267949) translate (25.3cm 1.6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3" draw:text-style-name="P7" draw:layer="layout" svg:width="5.957cm" svg:height="1.778cm" draw:transform="skewX (0.028623399732707) rotate (0.343131730942085) translate (18.251cm 5.21cm)">
          <text:p text:style-name="P2"><text:span text:style-name="T4">County</text:span><text:span text:style-name="T5">i</text:span></text:p>
          <draw:enhanced-geometry svg:viewBox="0 0 21600 21600" draw:mirror-horizontal="false" draw:mirror-vertical="false" draw:type="rectangle" draw:enhanced-path="M 0 0 L 21600 0 21600 21600 0 21600 0 0 Z N"/>
        </draw:custom-shape>
        <draw:custom-shape draw:style-name="gr52" draw:text-style-name="P22" draw:layer="layout" svg:width="7.7cm" svg:height="7.699cm" draw:transform="rotate (-1.5707963267949) translate (25.3cm 1.6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3" draw:text-style-name="P7" draw:layer="layout" svg:width="5.957cm" svg:height="1.778cm" draw:transform="skewX (0.028623399732707) rotate (0.343131730942085) translate (18.251cm 5.21cm)">
          <text:p text:style-name="P2"><text:span text:style-name="T4">County</text:span><text:span text:style-name="T5">3</text:span></text:p>
          <draw:enhanced-geometry svg:viewBox="0 0 21600 21600" draw:mirror-horizontal="false" draw:mirror-vertical="false" draw:type="rectangle" draw:enhanced-path="M 0 0 L 21600 0 21600 21600 0 21600 0 0 Z N"/>
        </draw:custom-shape>
        <draw:line draw:style-name="gr46" draw:text-style-name="P14" draw:layer="layout" svg:x1="7.8cm" svg:y1="8.199cm" svg:x2="11.8cm" svg:y2="12.199cm">
          <text:p/>
        </draw:line>
        <draw:line draw:style-name="gr46" draw:text-style-name="P14" draw:layer="layout" svg:x1="12.2cm" svg:y1="10.199cm" svg:x2="8.8cm" svg:y2="6.599cm">
          <text:p/>
        </draw:line>
        <draw:line draw:style-name="gr46" draw:text-style-name="P14" draw:layer="layout" svg:x1="16.4cm" svg:y1="9.998cm" svg:x2="19cm" svg:y2="6.398cm">
          <text:p/>
        </draw:line>
        <draw:line draw:style-name="gr46" draw:text-style-name="P14" draw:layer="layout" svg:x1="20cm" svg:y1="6.999cm" svg:x2="17cm" svg:y2="11.399cm">
          <text:p/>
        </draw:line>
        <draw:line draw:style-name="gr46" draw:text-style-name="P14" draw:layer="layout" svg:x1="16cm" svg:y1="12.798cm" svg:x2="18.6cm" svg:y2="14.999cm">
          <text:p/>
        </draw:line>
        <draw:line draw:style-name="gr46" draw:text-style-name="P14" draw:layer="layout" svg:x1="11.2cm" svg:y1="15.199cm" svg:x2="13.2cm" svg:y2="12.999cm">
          <text:p/>
        </draw:line>
        <presentation:notes draw:style-name="dp2">
          <draw:page-thumbnail draw:style-name="gr17"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custom-shape draw:style-name="gr24" draw:text-style-name="P1" draw:layer="layout" svg:width="26.8cm" svg:height="14.199cm" svg:x="0.6cm" svg:y="0.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7" draw:layer="layout" svg:width="5cm" svg:height="2.801cm" svg:x="21.2cm" svg:y="6.199cm">
          <text:p text:style-name="P2"><text:span text:style-name="T23">Farm</text:span><text:span text:style-name="T5">k</text:span></text:p>
          <draw:enhanced-geometry svg:viewBox="0 0 21600 21600" draw:type="rectangle" draw:enhanced-path="M 0 0 L 21600 0 21600 21600 0 21600 0 0 Z N"/>
        </draw:custom-shape>
        <draw:custom-shape draw:style-name="gr54" draw:text-style-name="P1" draw:layer="layout" svg:width="10.8cm" svg:height="8.599cm" svg:x="8.8cm" svg:y="3.399cm">
          <text:p/>
          <draw:enhanced-geometry svg:viewBox="0 0 21600 21600" draw:type="rectangle" draw:enhanced-path="M 0 0 L 21600 0 21600 21600 0 21600 0 0 Z N"/>
        </draw:custom-shape>
        <draw:line draw:style-name="gr27" draw:text-style-name="P18" draw:layer="layout" svg:x1="7cm" svg:y1="6.599cm" svg:x2="8.8cm" svg:y2="6.599cm">
          <text:p/>
        </draw:line>
        <draw:line draw:style-name="gr27" draw:text-style-name="P18" draw:layer="layout" svg:x1="8.8cm" svg:y1="7.999cm" svg:x2="7cm" svg:y2="7.999cm">
          <text:p/>
        </draw:line>
        <draw:line draw:style-name="gr28" draw:text-style-name="P6" draw:layer="layout" svg:x1="19.6cm" svg:y1="7cm" svg:x2="21.2cm" svg:y2="7cm">
          <text:p/>
        </draw:line>
        <draw:line draw:style-name="gr28" draw:text-style-name="P6" draw:layer="layout" svg:x1="21.2cm" svg:y1="8.2cm" svg:x2="19.6cm" svg:y2="8.2cm">
          <text:p/>
        </draw:line>
        <draw:line draw:style-name="gr28" draw:text-style-name="P6" draw:layer="layout" svg:x1="11.4cm" svg:y1="0.001cm" svg:x2="11.4cm" svg:y2="3.401cm">
          <text:p/>
        </draw:line>
        <draw:line draw:style-name="gr28" draw:text-style-name="P6" draw:layer="layout" svg:x1="16.4cm" svg:y1="3.4cm" svg:x2="16.4cm" svg:y2="0cm">
          <text:p/>
        </draw:line>
        <draw:custom-shape draw:style-name="gr2" draw:text-style-name="P24" draw:layer="layout" svg:width="2.2cm" svg:height="1.599cm" svg:x="13cm" svg:y="4.198cm">
          <text:p text:style-name="P2"><text:span text:style-name="T1">S</text:span></text:p>
          <draw:enhanced-geometry svg:viewBox="0 0 21600 21600" draw:type="rectangle" draw:enhanced-path="M 0 0 L 21600 0 21600 21600 0 21600 0 0 Z N"/>
        </draw:custom-shape>
        <draw:custom-shape draw:style-name="gr2" draw:text-style-name="P25" xml:id="id26" draw:id="id26" draw:layer="layout" svg:width="2.2cm" svg:height="1.599cm" svg:x="13cm" svg:y="9.799cm">
          <text:p text:style-name="P2"><text:span text:style-name="T2">I</text:span></text:p>
          <draw:enhanced-geometry svg:viewBox="0 0 21600 21600" draw:type="rectangle" draw:enhanced-path="M 0 0 L 21600 0 21600 21600 0 21600 0 0 Z N"/>
        </draw:custom-shape>
        <draw:custom-shape draw:style-name="gr2" draw:text-style-name="P26" xml:id="id24" draw:id="id24" draw:layer="layout" svg:width="2.2cm" svg:height="1.599cm" svg:x="13cm" svg:y="6.999cm">
          <text:p text:style-name="P2"><text:span text:style-name="T3">E</text:span></text:p>
          <draw:enhanced-geometry svg:viewBox="0 0 21600 21600" draw:mirror-horizontal="false" draw:mirror-vertical="false" draw:type="rectangle" draw:enhanced-path="M 0 0 L 21600 0 21600 21600 0 21600 0 0 Z N"/>
        </draw:custom-shape>
        <draw:line draw:style-name="gr3" draw:text-style-name="P6" draw:layer="layout" svg:x1="14.1cm" svg:y1="5.798cm" svg:x2="14.1cm" svg:y2="6.998cm">
          <text:p/>
        </draw:line>
        <draw:line draw:style-name="gr4" draw:text-style-name="P6" draw:layer="layout" svg:x1="14.1cm" svg:y1="8.598cm" svg:x2="14.1cm" svg:y2="9.798cm">
          <text:p/>
        </draw:line>
        <draw:line draw:style-name="gr29" draw:text-style-name="P6" draw:layer="layout" svg:x1="15.2cm" svg:y1="4.999cm" svg:x2="19.6cm" svg:y2="6.999cm">
          <text:p/>
        </draw:line>
        <draw:line draw:style-name="gr30" draw:text-style-name="P6" draw:layer="layout" svg:x1="15.2cm" svg:y1="7.599cm" svg:x2="19.6cm" svg:y2="6.999cm">
          <text:p/>
        </draw:line>
        <draw:line draw:style-name="gr31" draw:text-style-name="P6" draw:layer="layout" svg:x1="15.2cm" svg:y1="10.599cm" svg:x2="19.6cm" svg:y2="6.999cm">
          <text:p/>
        </draw:line>
        <draw:line draw:style-name="gr32" draw:text-style-name="P6" draw:layer="layout" svg:x1="8.8cm" svg:y1="6.599cm" svg:x2="13cm" svg:y2="4.999cm">
          <text:p/>
        </draw:line>
        <draw:line draw:style-name="gr32" draw:text-style-name="P6" draw:layer="layout" svg:x1="8.8cm" svg:y1="6.599cm" svg:x2="13cm" svg:y2="7.799cm">
          <text:p/>
        </draw:line>
        <draw:line draw:style-name="gr32" draw:text-style-name="P6" draw:layer="layout" svg:x1="8.8cm" svg:y1="6.599cm" svg:x2="13cm" svg:y2="10.599cm">
          <text:p/>
        </draw:line>
        <draw:line draw:style-name="gr33" draw:text-style-name="P18" draw:layer="layout" svg:x1="8.8cm" svg:y1="7.999cm" svg:x2="9.2cm" svg:y2="7.799cm">
          <text:p/>
        </draw:line>
        <draw:line draw:style-name="gr33" draw:text-style-name="P18" draw:layer="layout" svg:x1="8.8cm" svg:y1="7.998cm" svg:x2="9.2cm" svg:y2="7.998cm">
          <text:p/>
        </draw:line>
        <draw:line draw:style-name="gr33" draw:text-style-name="P18" draw:layer="layout" svg:x1="8.8cm" svg:y1="7.998cm" svg:x2="9.2cm" svg:y2="8.198cm">
          <text:p/>
        </draw:line>
        <draw:line draw:style-name="gr34" draw:text-style-name="P6" draw:layer="layout" svg:x1="19.6cm" svg:y1="8.215cm" svg:x2="19.192cm" svg:y2="8.398cm">
          <text:p/>
        </draw:line>
        <draw:line draw:style-name="gr34" draw:text-style-name="P6" draw:layer="layout" svg:x1="19.6cm" svg:y1="8.214cm" svg:x2="19.2cm" svg:y2="8.197cm">
          <text:p/>
        </draw:line>
        <draw:line draw:style-name="gr34" draw:text-style-name="P6" draw:layer="layout" svg:x1="19.599cm" svg:y1="8.215cm" svg:x2="19.208cm" svg:y2="7.998cm">
          <text:p/>
        </draw:line>
        <draw:custom-shape draw:style-name="gr35" draw:text-style-name="P19" draw:layer="layout" svg:width="3.2cm" svg:height="0.6cm" draw:transform="rotate (0.448549617762543) translate (2.617cm 2.729cm)">
          <text:p text:style-name="P2"><text:span text:style-name="T24">PARISH i</text:span></text:p>
          <draw:enhanced-geometry svg:viewBox="0 0 21600 21600" draw:type="rectangle" draw:enhanced-path="M 0 0 L 21600 0 21600 21600 0 21600 0 0 Z N"/>
        </draw:custom-shape>
        <draw:custom-shape draw:style-name="gr5" draw:text-style-name="P7" draw:layer="layout" svg:width="4.023cm" svg:height="1.2cm" draw:transform="skewX (0.0282743338823081) translate (12.04cm 1.999cm)">
          <text:p text:style-name="P2"><text:span text:style-name="T4">Farm</text:span><text:span text:style-name="T5">i</text:span></text:p>
          <draw:enhanced-geometry svg:viewBox="0 0 21600 21600" draw:mirror-horizontal="false" draw:mirror-vertical="false" draw:type="rectangle" draw:enhanced-path="M 0 0 L 21600 0 21600 21600 0 21600 0 0 Z N"/>
        </draw:custom-shape>
        <draw:custom-shape draw:style-name="gr2" draw:text-style-name="P27" xml:id="id25" draw:id="id25" draw:layer="layout" svg:width="2.2cm" svg:height="1.599cm" svg:x="17.8cm" svg:y="12.399cm">
          <text:p text:style-name="P2"><text:span text:style-name="T28">R</text:span></text:p>
          <draw:enhanced-geometry svg:viewBox="0 0 21600 21600" draw:type="rectangle" draw:enhanced-path="M 0 0 L 21600 0 21600 21600 0 21600 0 0 Z N"/>
        </draw:custom-shape>
        <draw:connector draw:style-name="gr55" draw:text-style-name="P9" draw:layer="layout" svg:x1="15.2cm" svg:y1="7.798cm" svg:x2="17.8cm" svg:y2="13.198cm" draw:start-shape="id24" draw:start-glue-point="1" draw:end-shape="id25" draw:end-glue-point="3" svg:d="M15200 7798h1300v5400h1300" svg:viewBox="0 0 2601 5401">
          <text:p/>
        </draw:connector>
        <draw:connector draw:style-name="gr56" draw:text-style-name="P2" draw:layer="layout" svg:x1="14.1cm" svg:y1="11.398cm" svg:x2="17.8cm" svg:y2="13.198cm" draw:start-shape="id26" draw:start-glue-point="2" draw:end-shape="id25" draw:end-glue-point="3" svg:d="M14100 11398v1800h3700" svg:viewBox="0 0 3701 1801">
          <text:p/>
        </draw:connector>
        <draw:frame draw:style-name="gr16" draw:text-style-name="P10" draw:layer="layout" svg:width="1cm" svg:height="1.731cm" svg:x="14.1cm" svg:y="8.502cm">
          <draw:text-box>
            <text:p><text:span text:style-name="T29">α</text:span></text:p>
          </draw:text-box>
        </draw:frame>
        <draw:custom-shape draw:style-name="gr25" draw:text-style-name="P17" draw:layer="layout" svg:width="5cm" svg:height="2.801cm" svg:x="2cm" svg:y="5.999cm">
          <text:p text:style-name="P2"><text:span text:style-name="T23">Farm</text:span><text:span text:style-name="T5">j</text:span></text:p>
          <draw:enhanced-geometry svg:viewBox="0 0 21600 21600" draw:type="rectangle" draw:enhanced-path="M 0 0 L 21600 0 21600 21600 0 21600 0 0 Z N"/>
        </draw:custom-shape>
        <draw:frame draw:style-name="gr9" draw:text-style-name="P10" draw:layer="layout" svg:width="1.2cm" svg:height="1.516cm" svg:x="14.2cm" svg:y="11.901cm">
          <draw:text-box>
            <text:p><text:span text:style-name="T8">ρ</text:span></text:p>
          </draw:text-box>
        </draw:frame>
        <draw:frame draw:style-name="gr10" draw:text-style-name="P10" draw:layer="layout" svg:width="2.4cm" svg:height="1.75cm" svg:x="16.6cm" svg:y="10.399cm">
          <draw:text-box>
            <text:p><text:span text:style-name="T8">ρ·ρ</text:span><text:span text:style-name="T9">E</text:span><text:span text:style-name="T8"> </text:span></text:p>
          </draw:text-box>
        </draw:frame>
        <draw:frame draw:style-name="gr10" draw:text-style-name="P10" draw:layer="layout" svg:width="1.2cm" svg:height="1.75cm" svg:x="14.2cm" svg:y="5.799cm">
          <draw:text-box>
            <text:p><text:span text:style-name="T8">λ</text:span><text:span text:style-name="T9">i</text:span></text:p>
          </draw:text-box>
        </draw:frame>
        <draw:line draw:style-name="gr36" draw:text-style-name="P6" draw:layer="layout" svg:x1="11.2cm" svg:y1="4.598cm" svg:x2="13cm" svg:y2="4.798cm">
          <text:p/>
        </draw:line>
        <draw:custom-shape draw:style-name="gr11" draw:text-style-name="P19" draw:layer="layout" svg:width="2cm" svg:height="1.8cm" svg:x="9.2cm" svg:y="3.599cm">
          <text:p text:style-name="P2"><text:span text:style-name="T30">Birt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7" draw:layer="layout" svg:width="19.798cm" svg:height="11.136cm" svg:x="0.6cm" svg:y="2.257cm" draw:page-number="6" presentation:class="page"/>
          <draw:frame presentation:style-name="pr1" draw:text-style-name="P2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custom-shape draw:style-name="gr57" draw:text-style-name="P1" draw:layer="layout" svg:width="26cm" svg:height="13.8cm" svg:x="1.2cm" svg:y="0.999cm">
          <text:p/>
          <draw:enhanced-geometry svg:viewBox="0 0 21600 21600" draw:type="rectangle" draw:enhanced-path="M 0 0 L 21600 0 21600 21600 0 21600 0 0 Z N"/>
        </draw:custom-shape>
        <draw:custom-shape draw:style-name="gr58" draw:text-style-name="P1" draw:layer="layout" svg:width="10.4cm" svg:height="9cm" svg:x="3cm" svg:y="4.799cm">
          <text:p/>
          <draw:enhanced-geometry svg:viewBox="0 0 21600 21600" draw:type="rectangle" draw:enhanced-path="M 0 0 L 21600 0 21600 21600 0 21600 0 0 Z N"/>
        </draw:custom-shape>
        <draw:custom-shape draw:style-name="gr58" draw:text-style-name="P1" draw:layer="layout" svg:width="10.4cm" svg:height="9cm" svg:x="15.6cm" svg:y="1.999cm">
          <text:p/>
          <draw:enhanced-geometry svg:viewBox="0 0 21600 21600" draw:type="rectangle" draw:enhanced-path="M 0 0 L 21600 0 21600 21600 0 21600 0 0 Z N"/>
        </draw:custom-shape>
        <draw:custom-shape draw:style-name="gr59" draw:text-style-name="P1" draw:layer="layout" svg:width="3.8cm" svg:height="2.4cm" svg:x="7.4cm" svg:y="6.799cm">
          <text:p/>
          <draw:enhanced-geometry svg:viewBox="0 0 21600 21600" draw:type="rectangle" draw:enhanced-path="M 0 0 L 21600 0 21600 21600 0 21600 0 0 Z N"/>
        </draw:custom-shape>
        <draw:custom-shape draw:style-name="gr59" draw:text-style-name="P1" draw:layer="layout" svg:width="3.8cm" svg:height="2.4cm" svg:x="8.8cm" svg:y="10.4cm">
          <text:p/>
          <draw:enhanced-geometry svg:viewBox="0 0 21600 21600" draw:type="rectangle" draw:enhanced-path="M 0 0 L 21600 0 21600 21600 0 21600 0 0 Z N"/>
        </draw:custom-shape>
        <draw:custom-shape draw:style-name="gr59" draw:text-style-name="P1" draw:layer="layout" svg:width="3.8cm" svg:height="2.4cm" svg:x="3.8cm" svg:y="9.599cm">
          <text:p/>
          <draw:enhanced-geometry svg:viewBox="0 0 21600 21600" draw:type="rectangle" draw:enhanced-path="M 0 0 L 21600 0 21600 21600 0 21600 0 0 Z N"/>
        </draw:custom-shape>
        <draw:custom-shape draw:style-name="gr59" draw:text-style-name="P1" draw:layer="layout" svg:width="3.8cm" svg:height="2.4cm" svg:x="20.2cm" svg:y="2.999cm">
          <text:p/>
          <draw:enhanced-geometry svg:viewBox="0 0 21600 21600" draw:type="rectangle" draw:enhanced-path="M 0 0 L 21600 0 21600 21600 0 21600 0 0 Z N"/>
        </draw:custom-shape>
        <draw:custom-shape draw:style-name="gr60" draw:text-style-name="P1" draw:layer="layout" svg:width="2.6cm" svg:height="5.8cm" svg:x="16.8cm" svg:y="4.799cm">
          <text:p/>
          <draw:enhanced-geometry svg:viewBox="0 0 21600 21600" draw:type="rectangle" draw:enhanced-path="M 0 0 L 21600 0 21600 21600 0 21600 0 0 Z N"/>
        </draw:custom-shape>
        <draw:custom-shape draw:style-name="gr61" draw:text-style-name="P1" draw:layer="layout" svg:width="4.8cm" svg:height="3.199cm" svg:x="20.4cm" svg:y="6.999cm">
          <text:p/>
          <draw:enhanced-geometry svg:viewBox="0 0 21600 21600" draw:type="rectangle" draw:enhanced-path="M 0 0 L 21600 0 21600 21600 0 21600 0 0 Z N"/>
        </draw:custom-shape>
        <draw:frame draw:style-name="gr62" draw:text-style-name="P29" draw:layer="layout" svg:width="3.2cm" svg:height="2.754cm" svg:x="2cm" svg:y="1.398cm">
          <draw:text-box>
            <text:p><text:span text:style-name="T31">Z</text:span></text:p>
          </draw:text-box>
        </draw:frame>
        <draw:frame draw:style-name="gr63" draw:text-style-name="P30" draw:layer="layout" svg:width="3.2cm" svg:height="2.308cm" svg:x="16.2cm" svg:y="2.136cm">
          <draw:text-box>
            <text:p><text:span text:style-name="T32">Q</text:span></text:p>
          </draw:text-box>
        </draw:frame>
        <draw:frame draw:style-name="gr63" draw:text-style-name="P30" draw:layer="layout" svg:width="3.2cm" svg:height="2.308cm" svg:x="3.6cm" svg:y="5.336cm">
          <draw:text-box>
            <text:p><text:span text:style-name="T32">P</text:span></text:p>
          </draw:text-box>
        </draw:frame>
        <draw:frame draw:style-name="gr64" draw:text-style-name="P31" draw:layer="layout" svg:width="1.4cm" svg:height="1.866cm" svg:x="8.8cm" svg:y="7.399cm">
          <draw:text-box>
            <text:p><text:span text:style-name="T33">A</text:span></text:p>
          </draw:text-box>
        </draw:frame>
        <draw:frame draw:style-name="gr64" draw:text-style-name="P31" draw:layer="layout" svg:width="1.4cm" svg:height="1.866cm" svg:x="5cm" svg:y="9.999cm">
          <draw:text-box>
            <text:p><text:span text:style-name="T33">B</text:span></text:p>
          </draw:text-box>
        </draw:frame>
        <draw:frame draw:style-name="gr64" draw:text-style-name="P31" draw:layer="layout" svg:width="1.4cm" svg:height="1.866cm" svg:x="10cm" svg:y="10.799cm">
          <draw:text-box>
            <text:p><text:span text:style-name="T33">C</text:span></text:p>
          </draw:text-box>
        </draw:frame>
        <draw:frame draw:style-name="gr64" draw:text-style-name="P31" draw:layer="layout" svg:width="1.4cm" svg:height="1.866cm" svg:x="17.4cm" svg:y="6.999cm">
          <draw:text-box>
            <text:p><text:span text:style-name="T33">D</text:span></text:p>
          </draw:text-box>
        </draw:frame>
        <draw:frame draw:style-name="gr64" draw:text-style-name="P31" draw:layer="layout" svg:width="1.4cm" svg:height="1.866cm" svg:x="21.4cm" svg:y="3.399cm">
          <draw:text-box>
            <text:p><text:span text:style-name="T33">E</text:span></text:p>
          </draw:text-box>
        </draw:frame>
        <draw:frame draw:style-name="gr64" draw:text-style-name="P31" draw:layer="layout" svg:width="1.4cm" svg:height="1.866cm" svg:x="22.2cm" svg:y="7.999cm">
          <draw:text-box>
            <text:p><text:span text:style-name="T33">F</text:span></text:p>
          </draw:text-box>
        </draw:frame>
        <presentation:notes draw:style-name="dp2">
          <draw:page-thumbnail draw:style-name="gr17" draw:layer="layout" svg:width="19.798cm" svg:height="11.136cm" svg:x="0.6cm" svg:y="2.257cm" draw:page-number="7" presentation:class="page"/>
          <draw:frame presentation:style-name="pr1" draw:text-style-name="P2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line draw:style-name="gr65" draw:text-style-name="P6" draw:layer="layout" svg:x1="2cm" svg:y1="7.398cm" svg:x2="26cm" svg:y2="7.398cm">
          <text:p/>
        </draw:line>
        <draw:line draw:style-name="gr66" draw:text-style-name="P6" draw:layer="layout" svg:x1="8cm" svg:y1="6.399cm" svg:x2="8cm" svg:y2="8.599cm">
          <text:p/>
        </draw:line>
        <draw:line draw:style-name="gr66" draw:text-style-name="P6" draw:layer="layout" svg:x1="19.2cm" svg:y1="6.599cm" svg:x2="19.2cm" svg:y2="8.599cm">
          <text:p/>
        </draw:line>
        <draw:frame draw:style-name="gr67" draw:text-style-name="P32" draw:layer="layout" svg:width="2.6cm" svg:height="1.595cm" svg:x="0.8cm" svg:y="7.598cm">
          <draw:text-box>
            <text:p><text:span text:style-name="T34">t = 0</text:span></text:p>
          </draw:text-box>
        </draw:frame>
        <draw:frame draw:style-name="gr67" draw:text-style-name="P32" draw:layer="layout" svg:width="2.6cm" svg:height="1.595cm" svg:x="25cm" svg:y="7.598cm">
          <draw:text-box>
            <text:p><text:span text:style-name="T34">t = T</text:span></text:p>
          </draw:text-box>
        </draw:frame>
        <draw:frame draw:style-name="gr67" draw:text-style-name="P32" draw:layer="layout" svg:width="2.6cm" svg:height="1.595cm" svg:x="6.8cm" svg:y="8.837cm">
          <draw:text-box>
            <text:p><text:span text:style-name="T34">t = </text:span><text:span text:style-name="T35">τ</text:span></text:p>
          </draw:text-box>
        </draw:frame>
        <draw:frame draw:style-name="gr68" draw:text-style-name="P32" draw:layer="layout" svg:width="4.4cm" svg:height="1.974cm" svg:x="17.4cm" svg:y="8.799cm">
          <draw:text-box>
            <text:p><text:span text:style-name="T34">t = </text:span><text:span text:style-name="T35">τ + Δ</text:span></text:p>
          </draw:text-box>
        </draw:frame>
        <draw:line draw:style-name="gr69" draw:text-style-name="P6" draw:layer="layout" svg:x1="8cm" svg:y1="4.599cm" svg:x2="8cm" svg:y2="6.399cm">
          <text:p/>
        </draw:line>
        <draw:frame draw:style-name="gr70" draw:text-style-name="P33" draw:layer="layout" svg:width="7.2cm" svg:height="2.612cm" svg:x="4.2cm" svg:y="2.8cm">
          <draw:text-box>
            <text:p text:style-name="P2"><text:span text:style-name="T36">Change</text:span></text:p>
            <text:p text:style-name="P2"><text:span text:style-name="T36">(Moving an </text:span><text:span text:style-name="T36">event)</text:span></text:p>
          </draw:text-box>
        </draw:frame>
        <draw:line draw:style-name="gr69" draw:text-style-name="P6" draw:layer="layout" svg:x1="19.2cm" svg:y1="4.798cm" svg:x2="19.2cm" svg:y2="6.598cm">
          <text:p/>
        </draw:line>
        <draw:frame draw:style-name="gr71" draw:text-style-name="P33" draw:layer="layout" svg:width="4cm" svg:height="2.436cm" svg:x="17.029cm" svg:y="3.06cm">
          <draw:text-box>
            <text:p text:style-name="P2"><text:span text:style-name="T36">New </text:span><text:span text:style-name="T36">Position</text:span></text:p>
          </draw:text-box>
        </draw:frame>
        <draw:frame draw:style-name="gr72" draw:text-style-name="P34" draw:layer="layout" svg:width="10.8cm" svg:height="2.372cm" svg:x="8.4cm" svg:y="5.599cm">
          <draw:text-box>
            <text:p><text:span text:style-name="T37">Only in this </text:span><text:span text:style-name="T37">part will the </text:span><text:span text:style-name="T37">states be </text:span><text:span text:style-name="T37">affected by </text:span><text:span text:style-name="T37">the update</text:span></text:p>
          </draw:text-box>
        </draw:frame>
        <draw:line draw:style-name="gr69" draw:text-style-name="P6" draw:layer="layout" svg:x1="9.079cm" svg:y1="5.234cm" svg:x2="17.438cm" svg:y2="5.215cm">
          <text:p/>
        </draw:line>
        <presentation:notes draw:style-name="dp2">
          <draw:page-thumbnail draw:style-name="gr17" draw:layer="layout" svg:width="19.798cm" svg:height="11.136cm" svg:x="0.6cm" svg:y="2.257cm" draw:page-number="8" presentation:class="page"/>
          <draw:frame presentation:style-name="pr1" draw:text-style-name="P2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line draw:style-name="gr65" draw:text-style-name="P6" draw:layer="layout" svg:x1="2cm" svg:y1="7.398cm" svg:x2="26cm" svg:y2="7.398cm">
          <text:p/>
        </draw:line>
        <draw:line draw:style-name="gr66" draw:text-style-name="P6" draw:layer="layout" svg:x1="8cm" svg:y1="6.399cm" svg:x2="8cm" svg:y2="8.599cm">
          <text:p/>
        </draw:line>
        <draw:frame draw:style-name="gr67" draw:text-style-name="P32" draw:layer="layout" svg:width="2.6cm" svg:height="1.595cm" svg:x="0.8cm" svg:y="7.598cm">
          <draw:text-box>
            <text:p><text:span text:style-name="T34">t = 0</text:span></text:p>
          </draw:text-box>
        </draw:frame>
        <draw:frame draw:style-name="gr67" draw:text-style-name="P32" draw:layer="layout" svg:width="2.6cm" svg:height="1.595cm" svg:x="25cm" svg:y="7.598cm">
          <draw:text-box>
            <text:p><text:span text:style-name="T34">t = </text:span><text:span text:style-name="T34">T</text:span></text:p>
          </draw:text-box>
        </draw:frame>
        <draw:frame draw:style-name="gr67" draw:text-style-name="P32" draw:layer="layout" svg:width="2.6cm" svg:height="1.595cm" svg:x="6.8cm" svg:y="8.837cm">
          <draw:text-box>
            <text:p><text:span text:style-name="T34">t = </text:span><text:span text:style-name="T35">τ</text:span></text:p>
          </draw:text-box>
        </draw:frame>
        <draw:line draw:style-name="gr69" draw:text-style-name="P6" draw:layer="layout" svg:x1="8cm" svg:y1="4.599cm" svg:x2="8cm" svg:y2="6.399cm">
          <text:p/>
        </draw:line>
        <draw:frame draw:style-name="gr73" draw:text-style-name="P33" draw:layer="layout" svg:width="8cm" svg:height="1.825cm" svg:x="4cm" svg:y="2.775cm">
          <draw:text-box>
            <text:p text:style-name="P2"><text:span text:style-name="T36">Change </text:span><text:span text:style-name="T36">(Addition/R</text:span><text:span text:style-name="T36">emoval)</text:span></text:p>
          </draw:text-box>
        </draw:frame>
        <draw:frame draw:style-name="gr74" draw:text-style-name="P35" draw:layer="layout" svg:width="17.2cm" svg:height="2.879cm" svg:x="8.6cm" svg:y="5.8cm">
          <draw:text-box>
            <text:p><text:span text:style-name="T38">The states </text:span><text:span text:style-name="T38">will most </text:span><text:span text:style-name="T38">likely never </text:span><text:span text:style-name="T38">match up </text:span><text:span text:style-name="T38">again after </text:span><text:span text:style-name="T38">this point, </text:span><text:span text:style-name="T38">as there is </text:span><text:span text:style-name="T38">an </text:span><text:span text:style-name="T38">additional </text:span><text:span text:style-name="T38">state </text:span><text:span text:style-name="T38">changing </text:span><text:span text:style-name="T38">event</text:span></text:p>
          </draw:text-box>
        </draw:frame>
        <presentation:notes draw:style-name="dp2">
          <draw:page-thumbnail draw:style-name="gr17" draw:layer="layout" svg:width="19.798cm" svg:height="11.136cm" svg:x="0.6cm" svg:y="2.257cm" draw:page-number="9" presentation:class="page"/>
          <draw:frame presentation:style-name="pr1" draw:text-style-name="P2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line draw:style-name="gr65" draw:text-style-name="P6" draw:layer="layout" svg:x1="3.2cm" svg:y1="1cm" svg:x2="3.2cm" svg:y2="15cm">
          <text:p/>
        </draw:line>
        <draw:line draw:style-name="gr65" draw:text-style-name="P6" draw:layer="layout" svg:x1="1.8cm" svg:y1="13.8cm" svg:x2="21.8cm" svg:y2="13.8cm">
          <text:p/>
        </draw:line>
        <draw:connector draw:style-name="gr75" draw:text-style-name="P6" draw:layer="layout" draw:type="curve" draw:line-skew="0.519cm" svg:x1="3.2cm" svg:y1="13.778cm" svg:x2="21.762cm" svg:y2="4.52cm" svg:d="M3200 13778c14700 0 5419-9258 18562-9258" svg:viewBox="0 0 18563 9259">
          <text:p/>
        </draw:connector>
        <draw:line draw:style-name="gr76" draw:text-style-name="P6" draw:layer="layout" svg:x1="11.43cm" svg:y1="5.589cm" svg:x2="11.545cm" svg:y2="5.409cm">
          <text:p/>
        </draw:line>
        <draw:connector draw:style-name="gr77" draw:text-style-name="P6" draw:layer="layout" draw:type="curve" draw:line-skew="-1.205cm" svg:x1="3.197cm" svg:y1="13.778cm" svg:x2="22.026cm" svg:y2="2.6cm" svg:d="M3197 13778c12315 0 2901-11178 18829-11178" svg:viewBox="0 0 18830 11179">
          <text:p/>
        </draw:connector>
        <draw:connector draw:style-name="gr78" draw:text-style-name="P6" draw:layer="layout" draw:type="curve" draw:line-skew="-1.879cm" svg:x1="3.2cm" svg:y1="13.778cm" svg:x2="21.916cm" svg:y2="1.543cm" svg:d="M3200 13778c11218 0 1861-12235 18716-12235" svg:viewBox="0 0 18717 12236">
          <text:p/>
        </draw:connector>
        <draw:line draw:style-name="gr78" draw:text-style-name="P6" draw:layer="layout" svg:x1="9.9cm" svg:y1="9.14cm" svg:x2="11.6cm" svg:y2="9.14cm">
          <text:p/>
        </draw:line>
        <draw:line draw:style-name="gr79" draw:text-style-name="P6" draw:layer="layout" svg:x1="9.99cm" svg:y1="8.902cm" svg:x2="10.06cm" svg:y2="8.7cm">
          <text:p/>
        </draw:line>
        <draw:line draw:style-name="gr79" draw:text-style-name="P6" draw:layer="layout" svg:x1="10.17cm" svg:y1="8.4cm" svg:x2="10.242cm" svg:y2="8.199cm">
          <text:p/>
        </draw:line>
        <draw:line draw:style-name="gr79" draw:text-style-name="P6" draw:layer="layout" svg:x1="10.32cm" svg:y1="8cm" svg:x2="10.39cm" svg:y2="7.798cm">
          <text:p/>
        </draw:line>
        <draw:line draw:style-name="gr79" draw:text-style-name="P6" draw:layer="layout" svg:x1="10.465cm" svg:y1="7.6cm" svg:x2="10.546cm" svg:y2="7.402cm">
          <text:p/>
        </draw:line>
        <draw:line draw:style-name="gr79" draw:text-style-name="P6" draw:layer="layout" svg:x1="10.63cm" svg:y1="7.199cm" svg:x2="10.712cm" svg:y2="7.002cm">
          <text:p/>
        </draw:line>
        <draw:line draw:style-name="gr79" draw:text-style-name="P6" draw:layer="layout" svg:x1="10.8cm" svg:y1="6.799cm" svg:x2="10.887cm" svg:y2="6.604cm">
          <text:p/>
        </draw:line>
        <draw:line draw:style-name="gr79" draw:text-style-name="P6" draw:layer="layout" svg:x1="10.988cm" svg:y1="6.395cm" svg:x2="11.081cm" svg:y2="6.203cm">
          <text:p/>
        </draw:line>
        <draw:line draw:style-name="gr79" draw:text-style-name="P6" draw:layer="layout" svg:x1="11.2cm" svg:y1="5.992cm" svg:x2="11.305cm" svg:y2="5.806cm">
          <text:p/>
        </draw:line>
        <draw:line draw:style-name="gr79" draw:text-style-name="P6" draw:layer="layout" svg:x1="10.8cm" svg:y1="6.8cm" svg:x2="10.887cm" svg:y2="6.605cm">
          <text:p/>
        </draw:line>
        <draw:line draw:style-name="gr79" draw:text-style-name="P6" draw:layer="layout" svg:x1="10.988cm" svg:y1="6.396cm" svg:x2="11.081cm" svg:y2="6.204cm">
          <text:p/>
        </draw:line>
        <draw:line draw:style-name="gr79" draw:text-style-name="P6" draw:layer="layout" svg:x1="11.2cm" svg:y1="5.993cm" svg:x2="11.305cm" svg:y2="5.807cm">
          <text:p/>
        </draw:line>
        <draw:line draw:style-name="gr80" draw:text-style-name="P6" draw:layer="layout" svg:x1="11.43cm" svg:y1="5.589cm" svg:x2="11.545cm" svg:y2="5.409cm">
          <text:p/>
        </draw:line>
        <draw:line draw:style-name="gr80" draw:text-style-name="P6" draw:layer="layout" svg:x1="12.75cm" svg:y1="5.563cm" svg:x2="12.888cm" svg:y2="5.4cm">
          <text:p/>
        </draw:line>
        <draw:line draw:style-name="gr80" draw:text-style-name="P6" draw:layer="layout" svg:x1="12.488cm" svg:y1="5.879cm" svg:x2="12.623cm" svg:y2="5.714cm">
          <text:p/>
        </draw:line>
        <draw:line draw:style-name="gr80" draw:text-style-name="P6" draw:layer="layout" svg:x1="13.05cm" svg:y1="5.221cm" svg:x2="13.2cm" svg:y2="5.07cm">
          <text:p/>
        </draw:line>
        <draw:line draw:style-name="gr80" draw:text-style-name="P6" draw:layer="layout" svg:x1="13.37cm" svg:y1="4.91cm" svg:x2="13.546cm" svg:y2="4.76cm">
          <text:p/>
        </draw:line>
        <draw:line draw:style-name="gr78" draw:text-style-name="P6" draw:layer="layout" svg:x1="11.6cm" svg:y1="5.32cm" svg:x2="11.6cm" svg:y2="9.17cm">
          <text:p/>
        </draw:line>
        <draw:line draw:style-name="gr81" draw:text-style-name="P6" draw:layer="layout" svg:x1="13.6cm" svg:y1="4.2cm" svg:x2="13.6cm" svg:y2="14.4cm">
          <text:p/>
        </draw:line>
        <draw:line draw:style-name="gr77" draw:text-style-name="P6" draw:layer="layout" svg:x1="13.6cm" svg:y1="4.72cm" svg:x2="13.6cm" svg:y2="6.02cm">
          <text:p/>
        </draw:line>
        <draw:line draw:style-name="gr82" draw:text-style-name="P6" draw:layer="layout" svg:x1="12.4cm" svg:y1="6cm" svg:x2="13.6cm" svg:y2="6cm">
          <text:p/>
        </draw:line>
        <draw:custom-shape draw:style-name="gr83" draw:text-style-name="P21" draw:layer="layout" svg:width="0.2cm" svg:height="0.2cm" svg:x="9.8cm" svg:y="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1" draw:layer="layout" svg:width="0.2cm" svg:height="0.2cm" svg:x="11.5cm" svg:y="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4" draw:text-style-name="P6" draw:layer="layout" svg:x1="12.4cm" svg:y1="4.8cm" svg:x2="12.4cm" svg:y2="14.4cm">
          <text:p/>
        </draw:line>
        <draw:custom-shape draw:style-name="gr85" draw:text-style-name="P36" draw:layer="layout" svg:width="0.2cm" svg:height="0.2cm" svg:x="12.288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6" draw:layer="layout" svg:width="0.2cm" svg:height="0.2cm" svg:x="13.5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7" draw:layer="layout" svg:width="1.4cm" svg:height="0.708cm" svg:x="13cm" svg:y="14.4cm">
          <draw:text-box>
            <text:p><text:span text:style-name="T39">τ+Δ</text:span></text:p>
          </draw:text-box>
        </draw:frame>
        <draw:frame draw:style-name="gr86" draw:text-style-name="P37" draw:layer="layout" svg:width="0.8cm" svg:height="0.708cm" svg:x="12cm" svg:y="14.4cm">
          <draw:text-box>
            <text:p><text:span text:style-name="T39">τ</text:span></text:p>
          </draw:text-box>
        </draw:frame>
        <draw:frame draw:style-name="gr67" draw:text-style-name="P32" draw:layer="layout" svg:width="2.6cm" svg:height="1.595cm" svg:x="10.6cm" svg:y="14.605cm">
          <draw:text-box>
            <text:p><text:span text:style-name="T34">t</text:span></text:p>
          </draw:text-box>
        </draw:frame>
        <draw:frame draw:style-name="gr67" draw:text-style-name="P32" draw:layer="layout" svg:width="2.6cm" svg:height="1.595cm" svg:x="0.8cm" svg:y="6.4cm">
          <draw:text-box>
            <text:p><text:span text:style-name="T34">N(t)</text:span></text:p>
          </draw:text-box>
        </draw:frame>
        <draw:line draw:style-name="gr87" draw:text-style-name="P6" draw:layer="layout" svg:x1="4cm" svg:y1="1.543cm" svg:x2="5.6cm" svg:y2="1.543cm">
          <text:p/>
        </draw:line>
        <draw:line draw:style-name="gr88" draw:text-style-name="P6" draw:layer="layout" svg:x1="4cm" svg:y1="2.6cm" svg:x2="5.6cm" svg:y2="2.6cm">
          <text:p/>
        </draw:line>
        <draw:line draw:style-name="gr66" draw:text-style-name="P6" draw:layer="layout" svg:x1="4cm" svg:y1="3.6cm" svg:x2="5.6cm" svg:y2="3.6cm">
          <text:p/>
        </draw:line>
        <draw:frame draw:style-name="gr89" draw:text-style-name="P38" draw:layer="layout" svg:width="2.6cm" svg:height="0.958cm" svg:x="5.8cm" svg:y="1.2cm">
          <draw:text-box>
            <text:p><text:span text:style-name="T40">S </text:span><text:span text:style-name="T41">→</text:span><text:span text:style-name="T42"> E</text:span></text:p>
          </draw:text-box>
        </draw:frame>
        <draw:frame draw:style-name="gr89" draw:text-style-name="P38" draw:layer="layout" svg:width="2.6cm" svg:height="0.958cm" svg:x="5.8cm" svg:y="2.158cm">
          <draw:text-box>
            <text:p><text:span text:style-name="T40">E </text:span><text:span text:style-name="T41">→</text:span><text:span text:style-name="T42"> I</text:span></text:p>
          </draw:text-box>
        </draw:frame>
        <draw:frame draw:style-name="gr89" draw:text-style-name="P38" draw:layer="layout" svg:width="2.6cm" svg:height="0.958cm" svg:x="5.8cm" svg:y="3.116cm">
          <draw:text-box>
            <text:p><text:span text:style-name="T40">I </text:span><text:span text:style-name="T41">→</text:span><text:span text:style-name="T42"> R</text:span></text:p>
          </draw:text-box>
        </draw:frame>
        <presentation:notes draw:style-name="dp2">
          <draw:page-thumbnail draw:style-name="gr17" draw:layer="layout" svg:width="19.798cm" svg:height="11.136cm" svg:x="0.6cm" svg:y="2.257cm" draw:page-number="10" presentation:class="page"/>
          <draw:frame presentation:style-name="pr1"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fortaa1" svg:font-family="Comfortaa"/>
    <style:font-face style:name="GFS Artemisia" svg:font-family="'GFS Artemisia'"/>
    <style:font-face style:name="Linux Biolinum O" svg:font-family="'Linux Biolinum O'"/>
    <style:font-face style:name="Cabin" svg:font-family="Cabin" style:font-pitch="variable"/>
    <style:font-face style:name="Comfortaa" svg:font-family="Comfortaa" style:font-pitch="variable"/>
    <style:font-face style:name="Latin Modern Roman" svg:font-family="'Latin Modern 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Half_20_Arrow_20_Left" draw:display-name="Half Arrow Left" svg:viewBox="0 0 10 15" svg:d="M10 0zM5 0l-5 15h5z"/>
    <draw:marker draw:name="Half_20_Arrow_20_Right" draw:display-name="Half Arrow Right" svg:viewBox="0 0 10 15" svg:d="M0 0zM5 0l5 15h-5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111111"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3.791cm" svg:x="1cm" svg:y="4.377cm"/>
      <draw:page-thumbnail draw:layer="backgroundobjects" svg:width="8.999cm" svg:height="3.791cm" svg:x="1cm" svg:y="12.953cm"/>
      <draw:page-thumbnail draw:layer="backgroundobjects" svg:width="8.999cm" svg:height="3.791cm" svg:x="1cm" svg:y="21.529cm"/>
      <draw:page-thumbnail draw:layer="backgroundobjects" svg:width="8.999cm" svg:height="3.791cm" svg:x="11cm" svg:y="4.377cm"/>
      <draw:page-thumbnail draw:layer="backgroundobjects" svg:width="8.999cm" svg:height="3.791cm" svg:x="11cm" svg:y="12.953cm"/>
      <draw:page-thumbnail draw:layer="backgroundobjects" svg:width="8.999cm" svg:height="3.791cm" svg:x="11cm" svg:y="21.529cm"/>
    </style:handout-master>
    <style:master-page style:name="Default" style:page-layout-name="PM1" draw:style-name="Mdp1">
      <draw:frame presentation:style-name="Default-title" draw:layer="backgroundobjects" svg:width="25.199cm" svg:height="2.629cm" svg:x="1.4cm" svg:y="0.627cm" presentation:class="title" presentation:placeholder="true">
        <draw:text-box/>
      </draw:frame>
      <draw:frame presentation:style-name="Default-outline1" draw:layer="backgroundobjects" svg:width="25.199cm" svg:height="9.134cm" svg:x="1.4cm" svg:y="3.683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6cm" svg:y="14.347cm" presentation:class="footer">
        <draw:text-box>
          <text:p text:style-name="MP5"><text:span text:style-name="MT1"><presentation:footer/></text:span></text:p>
        </draw:text-box>
      </draw:frame>
      <draw:frame presentation:style-name="Mpr1" draw:text-style-name="MP4" draw:layer="backgroundobjects" svg:width="6.523cm" svg:height="1.085cm" svg:x="20.076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4T13:41:22.713140544</meta:creation-date>
    <dc:date>2023-02-28T14:53:56.247042236</dc:date>
    <meta:editing-duration>PT58M23S</meta:editing-duration>
    <meta:editing-cycles>13</meta:editing-cycles>
    <meta:generator>LibreOffice/6.0.7.3$Linux_X86_64 LibreOffice_project/00m0$Build-3</meta:generator>
    <meta:document-statistic meta:object-count="314"/>
  </office:meta>
</office:document-meta>
</file>